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2811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2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999999" fo:font-style="normal" fo:font-weight="normal" style:font-style-asian="italic" style:font-style-complex="italic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1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999999" fo:font-style="normal" fo:font-weight="normal"/>
    </style:style>
    <style:style style:name="ce1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/>
    </style:style>
  </office:automatic-styles>
  <office:body>
    <office:spreadsheet>
      <table:table table:name="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3" table:default-cell-style-name="ce5"/>
        <table:table-column table:style-name="co2" table:number-columns-repeated="6" table:default-cell-style-name="ce5"/>
        <table:table-column table:style-name="co5" table:number-columns-repeated="995" table:default-cell-style-name="ce5"/>
        <table:table-row table:style-name="ro1">
          <table:table-cell table:style-name="ce1" office:value-type="string" calcext:value-type="string" table:number-columns-spanned="1" table:number-rows-spanned="40">
            <text:p>\L{\begin{sideways}Upper height, $Z_2$ (cm) \end{sideways}}</text:p>
          </table:table-cell>
          <table:table-cell table:style-name="ce6" office:value-type="float" office:value="300" calcext:value-type="float">
            <text:p>300</text:p>
          </table:table-cell>
          <table:table-cell table:style-name="ce7" table:formula="of:=SQRT([.$B1]*[.C$41])" office:value-type="float" office:value="94.8683298050514" calcext:value-type="float">
            <text:p>95</text:p>
          </table:table-cell>
          <table:table-cell table:style-name="ce7" table:formula="of:=SQRT([.$B1]*[.D$41])" office:value-type="float" office:value="102.469507659596" calcext:value-type="float">
            <text:p>102</text:p>
          </table:table-cell>
          <table:table-cell table:style-name="ce7" table:formula="of:=SQRT([.$B1]*[.E$41])" office:value-type="float" office:value="109.544511501033" calcext:value-type="float">
            <text:p>110</text:p>
          </table:table-cell>
          <table:table-cell table:style-name="ce7" table:formula="of:=SQRT([.$B1]*[.F$41])" office:value-type="float" office:value="116.189500386223" calcext:value-type="float">
            <text:p>116</text:p>
          </table:table-cell>
          <table:table-cell table:style-name="ce7" table:formula="of:=SQRT([.$B1]*[.G$41])" office:value-type="float" office:value="122.474487139159" calcext:value-type="float">
            <text:p>122</text:p>
          </table:table-cell>
          <table:table-cell table:style-name="ce7" table:formula="of:=SQRT([.$B1]*[.H$41])" office:value-type="float" office:value="128.452325786651" calcext:value-type="float">
            <text:p>128</text:p>
          </table:table-cell>
          <table:table-cell table:style-name="ce7" table:formula="of:=SQRT([.$B1]*[.I$41])" office:value-type="float" office:value="134.164078649987" calcext:value-type="float">
            <text:p>134</text:p>
          </table:table-cell>
          <table:table-cell table:style-name="ce7" table:formula="of:=SQRT([.$B1]*[.J$41])" office:value-type="float" office:value="139.642400437689" calcext:value-type="float">
            <text:p>140</text:p>
          </table:table-cell>
          <table:table-cell table:style-name="ce7" table:formula="of:=SQRT([.$B1]*[.K$41])" office:value-type="float" office:value="144.913767461894" calcext:value-type="float">
            <text:p>145</text:p>
          </table:table-cell>
          <table:table-cell table:style-name="ce8" table:formula="of:=SQRT([.$B1]*[.L$41])" office:value-type="float" office:value="150" calcext:value-type="float">
            <text:p>150</text:p>
          </table:table-cell>
          <table:table-cell table:style-name="ce8" table:formula="of:=SQRT([.$B1]*[.M$41])" office:value-type="float" office:value="154.919333848297" calcext:value-type="float">
            <text:p>155</text:p>
          </table:table-cell>
          <table:table-cell table:style-name="ce8" table:formula="of:=SQRT([.$B1]*[.N$41])" office:value-type="float" office:value="159.687194226713" calcext:value-type="float">
            <text:p>160</text:p>
          </table:table-cell>
          <table:table-cell table:style-name="ce8" table:formula="of:=SQRT([.$B1]*[.O$41])" office:value-type="float" office:value="164.31676725155" calcext:value-type="float">
            <text:p>164</text:p>
          </table:table-cell>
          <table:table-cell table:style-name="ce8" table:formula="of:=SQRT([.$B1]*[.P$41])" office:value-type="float" office:value="168.819430161341" calcext:value-type="float">
            <text:p>169</text:p>
          </table:table-cell>
          <table:table-cell table:style-name="ce8" table:formula="of:=SQRT([.$B1]*[.Q$41])" office:value-type="float" office:value="173.205080756888" calcext:value-type="float">
            <text:p>173</text:p>
          </table:table-cell>
          <table:table-cell table:style-name="ce8" table:formula="of:=SQRT([.$B1]*[.R$41])" office:value-type="float" office:value="177.482393492988" calcext:value-type="float">
            <text:p>177</text:p>
          </table:table-cell>
          <table:table-cell table:style-name="ce8" table:formula="of:=SQRT([.$B1]*[.S$41])" office:value-type="float" office:value="181.65902124585" calcext:value-type="float">
            <text:p>182</text:p>
          </table:table-cell>
          <table:table-cell table:style-name="ce8" table:formula="of:=SQRT([.$B1]*[.T$41])" office:value-type="float" office:value="185.741756210067" calcext:value-type="float">
            <text:p>186</text:p>
          </table:table-cell>
          <table:table-cell table:style-name="ce8" table:formula="of:=SQRT([.$B1]*[.U$41])" office:value-type="float" office:value="189.736659610103" calcext:value-type="float">
            <text:p>190</text:p>
          </table:table-cell>
          <table:table-cell table:style-name="ce8" table:formula="of:=SQRT([.$B1]*[.V$41])" office:value-type="float" office:value="193.649167310371" calcext:value-type="float">
            <text:p>194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95" calcext:value-type="float">
            <text:p>295</text:p>
          </table:table-cell>
          <table:table-cell table:style-name="ce7" table:formula="of:=SQRT([.$B2]*[.C$41])" office:value-type="float" office:value="94.0744386111339" calcext:value-type="float">
            <text:p>94</text:p>
          </table:table-cell>
          <table:table-cell table:style-name="ce7" table:formula="of:=SQRT([.$B2]*[.D$41])" office:value-type="float" office:value="101.612007164508" calcext:value-type="float">
            <text:p>102</text:p>
          </table:table-cell>
          <table:table-cell table:style-name="ce7" table:formula="of:=SQRT([.$B2]*[.E$41])" office:value-type="float" office:value="108.627804912002" calcext:value-type="float">
            <text:p>109</text:p>
          </table:table-cell>
          <table:table-cell table:style-name="ce7" table:formula="of:=SQRT([.$B2]*[.F$41])" office:value-type="float" office:value="115.217186218029" calcext:value-type="float">
            <text:p>115</text:p>
          </table:table-cell>
          <table:table-cell table:style-name="ce7" table:formula="of:=SQRT([.$B2]*[.G$41])" office:value-type="float" office:value="121.449578014911" calcext:value-type="float">
            <text:p>121</text:p>
          </table:table-cell>
          <table:table-cell table:style-name="ce7" table:formula="of:=SQRT([.$B2]*[.H$41])" office:value-type="float" office:value="127.37739202857" calcext:value-type="float">
            <text:p>127</text:p>
          </table:table-cell>
          <table:table-cell table:style-name="ce7" table:formula="of:=SQRT([.$B2]*[.I$41])" office:value-type="float" office:value="133.041346956501" calcext:value-type="float">
            <text:p>133</text:p>
          </table:table-cell>
          <table:table-cell table:style-name="ce7" table:formula="of:=SQRT([.$B2]*[.J$41])" office:value-type="float" office:value="138.473824241262" calcext:value-type="float">
            <text:p>138</text:p>
          </table:table-cell>
          <table:table-cell table:style-name="ce7" table:formula="of:=SQRT([.$B2]*[.K$41])" office:value-type="float" office:value="143.701078631999" calcext:value-type="float">
            <text:p>144</text:p>
          </table:table-cell>
          <table:table-cell table:style-name="ce8" table:formula="of:=SQRT([.$B2]*[.L$41])" office:value-type="float" office:value="148.744747806435" calcext:value-type="float">
            <text:p>149</text:p>
          </table:table-cell>
          <table:table-cell table:style-name="ce8" table:formula="of:=SQRT([.$B2]*[.M$41])" office:value-type="float" office:value="153.622914957372" calcext:value-type="float">
            <text:p>154</text:p>
          </table:table-cell>
          <table:table-cell table:style-name="ce8" table:formula="of:=SQRT([.$B2]*[.N$41])" office:value-type="float" office:value="158.350876221131" calcext:value-type="float">
            <text:p>158</text:p>
          </table:table-cell>
          <table:table-cell table:style-name="ce8" table:formula="of:=SQRT([.$B2]*[.O$41])" office:value-type="float" office:value="162.941707368003" calcext:value-type="float">
            <text:p>163</text:p>
          </table:table-cell>
          <table:table-cell table:style-name="ce8" table:formula="of:=SQRT([.$B2]*[.P$41])" office:value-type="float" office:value="167.406690427832" calcext:value-type="float">
            <text:p>167</text:p>
          </table:table-cell>
          <table:table-cell table:style-name="ce8" table:formula="of:=SQRT([.$B2]*[.Q$41])" office:value-type="float" office:value="171.755640373177" calcext:value-type="float">
            <text:p>172</text:p>
          </table:table-cell>
          <table:table-cell table:style-name="ce8" table:formula="of:=SQRT([.$B2]*[.R$41])" office:value-type="float" office:value="175.99715906798" calcext:value-type="float">
            <text:p>176</text:p>
          </table:table-cell>
          <table:table-cell table:style-name="ce8" table:formula="of:=SQRT([.$B2]*[.S$41])" office:value-type="float" office:value="180.138835346518" calcext:value-type="float">
            <text:p>180</text:p>
          </table:table-cell>
          <table:table-cell table:style-name="ce8" table:formula="of:=SQRT([.$B2]*[.T$41])" office:value-type="float" office:value="184.187404563939" calcext:value-type="float">
            <text:p>184</text:p>
          </table:table-cell>
          <table:table-cell table:style-name="ce8" table:formula="of:=SQRT([.$B2]*[.U$41])" office:value-type="float" office:value="188.148877222268" calcext:value-type="float">
            <text:p>188</text:p>
          </table:table-cell>
          <table:table-cell table:style-name="ce8" table:formula="of:=SQRT([.$B2]*[.V$41])" office:value-type="float" office:value="192.028643696715" calcext:value-type="float">
            <text:p>192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90" calcext:value-type="float">
            <text:p>290</text:p>
          </table:table-cell>
          <table:table-cell table:style-name="ce7" table:formula="of:=SQRT([.$B3]*[.C$41])" office:value-type="float" office:value="93.2737905308882" calcext:value-type="float">
            <text:p>93</text:p>
          </table:table-cell>
          <table:table-cell table:style-name="ce7" table:formula="of:=SQRT([.$B3]*[.D$41])" office:value-type="float" office:value="100.747208398049" calcext:value-type="float">
            <text:p>101</text:p>
          </table:table-cell>
          <table:table-cell table:style-name="ce7" table:formula="of:=SQRT([.$B3]*[.E$41])" office:value-type="float" office:value="107.70329614269" calcext:value-type="float">
            <text:p>108</text:p>
          </table:table-cell>
          <table:table-cell table:style-name="ce7" table:formula="of:=SQRT([.$B3]*[.F$41])" office:value-type="float" office:value="114.236596587959" calcext:value-type="float">
            <text:p>114</text:p>
          </table:table-cell>
          <table:table-cell table:style-name="ce7" table:formula="of:=SQRT([.$B3]*[.G$41])" office:value-type="float" office:value="120.415945787923" calcext:value-type="float">
            <text:p>120</text:p>
          </table:table-cell>
          <table:table-cell table:style-name="ce7" table:formula="of:=SQRT([.$B3]*[.H$41])" office:value-type="float" office:value="126.293309403151" calcext:value-type="float">
            <text:p>126</text:p>
          </table:table-cell>
          <table:table-cell table:style-name="ce7" table:formula="of:=SQRT([.$B3]*[.I$41])" office:value-type="float" office:value="131.909059582729" calcext:value-type="float">
            <text:p>132</text:p>
          </table:table-cell>
          <table:table-cell table:style-name="ce7" table:formula="of:=SQRT([.$B3]*[.J$41])" office:value-type="float" office:value="137.29530217746" calcext:value-type="float">
            <text:p>137</text:p>
          </table:table-cell>
          <table:table-cell table:style-name="ce7" table:formula="of:=SQRT([.$B3]*[.K$41])" office:value-type="float" office:value="142.47806848775" calcext:value-type="float">
            <text:p>142</text:p>
          </table:table-cell>
          <table:table-cell table:style-name="ce8" table:formula="of:=SQRT([.$B3]*[.L$41])" office:value-type="float" office:value="147.478812037526" calcext:value-type="float">
            <text:p>147</text:p>
          </table:table-cell>
          <table:table-cell table:style-name="ce8" table:formula="of:=SQRT([.$B3]*[.M$41])" office:value-type="float" office:value="152.315462117278" calcext:value-type="float">
            <text:p>152</text:p>
          </table:table-cell>
          <table:table-cell table:style-name="ce8" table:formula="of:=SQRT([.$B3]*[.N$41])" office:value-type="float" office:value="157.003184681076" calcext:value-type="float">
            <text:p>157</text:p>
          </table:table-cell>
          <table:table-cell table:style-name="ce8" table:formula="of:=SQRT([.$B3]*[.O$41])" office:value-type="float" office:value="161.554944214035" calcext:value-type="float">
            <text:p>162</text:p>
          </table:table-cell>
          <table:table-cell table:style-name="ce8" table:formula="of:=SQRT([.$B3]*[.P$41])" office:value-type="float" office:value="165.981926726978" calcext:value-type="float">
            <text:p>166</text:p>
          </table:table-cell>
          <table:table-cell table:style-name="ce8" table:formula="of:=SQRT([.$B3]*[.Q$41])" office:value-type="float" office:value="170.293863659264" calcext:value-type="float">
            <text:p>170</text:p>
          </table:table-cell>
          <table:table-cell table:style-name="ce8" table:formula="of:=SQRT([.$B3]*[.R$41])" office:value-type="float" office:value="174.499283666151" calcext:value-type="float">
            <text:p>174</text:p>
          </table:table-cell>
          <table:table-cell table:style-name="ce8" table:formula="of:=SQRT([.$B3]*[.S$41])" office:value-type="float" office:value="178.605710994918" calcext:value-type="float">
            <text:p>179</text:p>
          </table:table-cell>
          <table:table-cell table:style-name="ce8" table:formula="of:=SQRT([.$B3]*[.T$41])" office:value-type="float" office:value="182.619823677497" calcext:value-type="float">
            <text:p>183</text:p>
          </table:table-cell>
          <table:table-cell table:style-name="ce8" table:formula="of:=SQRT([.$B3]*[.U$41])" office:value-type="float" office:value="186.547581061776" calcext:value-type="float">
            <text:p>187</text:p>
          </table:table-cell>
          <table:table-cell table:style-name="ce8" table:formula="of:=SQRT([.$B3]*[.V$41])" office:value-type="float" office:value="190.394327646598" calcext:value-type="float">
            <text:p>19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85" calcext:value-type="float">
            <text:p>285</text:p>
          </table:table-cell>
          <table:table-cell table:style-name="ce7" table:formula="of:=SQRT([.$B4]*[.C$41])" office:value-type="float" office:value="92.4662100445346" calcext:value-type="float">
            <text:p>92</text:p>
          </table:table-cell>
          <table:table-cell table:style-name="ce7" table:formula="of:=SQRT([.$B4]*[.D$41])" office:value-type="float" office:value="99.8749217771909" calcext:value-type="float">
            <text:p>100</text:p>
          </table:table-cell>
          <table:table-cell table:style-name="ce7" table:formula="of:=SQRT([.$B4]*[.E$41])" office:value-type="float" office:value="106.770782520313" calcext:value-type="float">
            <text:p>107</text:p>
          </table:table-cell>
          <table:table-cell table:style-name="ce7" table:formula="of:=SQRT([.$B4]*[.F$41])" office:value-type="float" office:value="113.247516529061" calcext:value-type="float">
            <text:p>113</text:p>
          </table:table-cell>
          <table:table-cell table:style-name="ce7" table:formula="of:=SQRT([.$B4]*[.G$41])" office:value-type="float" office:value="119.373363863133" calcext:value-type="float">
            <text:p>119</text:p>
          </table:table-cell>
          <table:table-cell table:style-name="ce7" table:formula="of:=SQRT([.$B4]*[.H$41])" office:value-type="float" office:value="125.199840255489" calcext:value-type="float">
            <text:p>125</text:p>
          </table:table-cell>
          <table:table-cell table:style-name="ce7" table:formula="of:=SQRT([.$B4]*[.I$41])" office:value-type="float" office:value="130.76696830622" calcext:value-type="float">
            <text:p>131</text:p>
          </table:table-cell>
          <table:table-cell table:style-name="ce7" table:formula="of:=SQRT([.$B4]*[.J$41])" office:value-type="float" office:value="136.106575888162" calcext:value-type="float">
            <text:p>136</text:p>
          </table:table-cell>
          <table:table-cell table:style-name="ce7" table:formula="of:=SQRT([.$B4]*[.K$41])" office:value-type="float" office:value="141.244468918255" calcext:value-type="float">
            <text:p>141</text:p>
          </table:table-cell>
          <table:table-cell table:style-name="ce8" table:formula="of:=SQRT([.$B4]*[.L$41])" office:value-type="float" office:value="146.201915172134" calcext:value-type="float">
            <text:p>146</text:p>
          </table:table-cell>
          <table:table-cell table:style-name="ce8" table:formula="of:=SQRT([.$B4]*[.M$41])" office:value-type="float" office:value="150.996688705415" calcext:value-type="float">
            <text:p>151</text:p>
          </table:table-cell>
          <table:table-cell table:style-name="ce8" table:formula="of:=SQRT([.$B4]*[.N$41])" office:value-type="float" office:value="155.643824162734" calcext:value-type="float">
            <text:p>156</text:p>
          </table:table-cell>
          <table:table-cell table:style-name="ce8" table:formula="of:=SQRT([.$B4]*[.O$41])" office:value-type="float" office:value="160.15617378047" calcext:value-type="float">
            <text:p>160</text:p>
          </table:table-cell>
          <table:table-cell table:style-name="ce8" table:formula="of:=SQRT([.$B4]*[.P$41])" office:value-type="float" office:value="164.544826719043" calcext:value-type="float">
            <text:p>165</text:p>
          </table:table-cell>
          <table:table-cell table:style-name="ce8" table:formula="of:=SQRT([.$B4]*[.Q$41])" office:value-type="float" office:value="168.819430161341" calcext:value-type="float">
            <text:p>169</text:p>
          </table:table-cell>
          <table:table-cell table:style-name="ce8" table:formula="of:=SQRT([.$B4]*[.R$41])" office:value-type="float" office:value="172.988438920062" calcext:value-type="float">
            <text:p>173</text:p>
          </table:table-cell>
          <table:table-cell table:style-name="ce8" table:formula="of:=SQRT([.$B4]*[.S$41])" office:value-type="float" office:value="177.059312096258" calcext:value-type="float">
            <text:p>177</text:p>
          </table:table-cell>
          <table:table-cell table:style-name="ce8" table:formula="of:=SQRT([.$B4]*[.T$41])" office:value-type="float" office:value="181.038669902317" calcext:value-type="float">
            <text:p>181</text:p>
          </table:table-cell>
          <table:table-cell table:style-name="ce8" table:formula="of:=SQRT([.$B4]*[.U$41])" office:value-type="float" office:value="184.932420089069" calcext:value-type="float">
            <text:p>185</text:p>
          </table:table-cell>
          <table:table-cell table:style-name="ce8" table:formula="of:=SQRT([.$B4]*[.V$41])" office:value-type="float" office:value="188.745860881769" calcext:value-type="float">
            <text:p>189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80" calcext:value-type="float">
            <text:p>280</text:p>
          </table:table-cell>
          <table:table-cell table:style-name="ce7" table:formula="of:=SQRT([.$B5]*[.C$41])" office:value-type="float" office:value="91.6515138991168" calcext:value-type="float">
            <text:p>92</text:p>
          </table:table-cell>
          <table:table-cell table:style-name="ce7" table:formula="of:=SQRT([.$B5]*[.D$41])" office:value-type="float" office:value="98.9949493661167" calcext:value-type="float">
            <text:p>99</text:p>
          </table:table-cell>
          <table:table-cell table:style-name="ce7" table:formula="of:=SQRT([.$B5]*[.E$41])" office:value-type="float" office:value="105.830052442584" calcext:value-type="float">
            <text:p>106</text:p>
          </table:table-cell>
          <table:table-cell table:style-name="ce7" table:formula="of:=SQRT([.$B5]*[.F$41])" office:value-type="float" office:value="112.249721603218" calcext:value-type="float">
            <text:p>112</text:p>
          </table:table-cell>
          <table:table-cell table:style-name="ce7" table:formula="of:=SQRT([.$B5]*[.G$41])" office:value-type="float" office:value="118.321595661992" calcext:value-type="float">
            <text:p>118</text:p>
          </table:table-cell>
          <table:table-cell table:style-name="ce7" table:formula="of:=SQRT([.$B5]*[.H$41])" office:value-type="float" office:value="124.096736459909" calcext:value-type="float">
            <text:p>124</text:p>
          </table:table-cell>
          <table:table-cell table:style-name="ce7" table:formula="of:=SQRT([.$B5]*[.I$41])" office:value-type="float" office:value="129.614813968157" calcext:value-type="float">
            <text:p>130</text:p>
          </table:table-cell>
          <table:table-cell table:style-name="ce7" table:formula="of:=SQRT([.$B5]*[.J$41])" office:value-type="float" office:value="134.90737563232" calcext:value-type="float">
            <text:p>135</text:p>
          </table:table-cell>
          <table:table-cell table:style-name="ce8" table:formula="of:=SQRT([.$B5]*[.K$41])" office:value-type="float" office:value="140" calcext:value-type="float">
            <text:p>140</text:p>
          </table:table-cell>
          <table:table-cell table:style-name="ce8" table:formula="of:=SQRT([.$B5]*[.L$41])" office:value-type="float" office:value="144.913767461894" calcext:value-type="float">
            <text:p>145</text:p>
          </table:table-cell>
          <table:table-cell table:style-name="ce8" table:formula="of:=SQRT([.$B5]*[.M$41])" office:value-type="float" office:value="149.666295470958" calcext:value-type="float">
            <text:p>150</text:p>
          </table:table-cell>
          <table:table-cell table:style-name="ce8" table:formula="of:=SQRT([.$B5]*[.N$41])" office:value-type="float" office:value="154.272486205415" calcext:value-type="float">
            <text:p>154</text:p>
          </table:table-cell>
          <table:table-cell table:style-name="ce8" table:formula="of:=SQRT([.$B5]*[.O$41])" office:value-type="float" office:value="158.745078663875" calcext:value-type="float">
            <text:p>159</text:p>
          </table:table-cell>
          <table:table-cell table:style-name="ce8" table:formula="of:=SQRT([.$B5]*[.P$41])" office:value-type="float" office:value="163.095064303001" calcext:value-type="float">
            <text:p>163</text:p>
          </table:table-cell>
          <table:table-cell table:style-name="ce8" table:formula="of:=SQRT([.$B5]*[.Q$41])" office:value-type="float" office:value="167.332005306815" calcext:value-type="float">
            <text:p>167</text:p>
          </table:table-cell>
          <table:table-cell table:style-name="ce8" table:formula="of:=SQRT([.$B5]*[.R$41])" office:value-type="float" office:value="171.464281994822" calcext:value-type="float">
            <text:p>171</text:p>
          </table:table-cell>
          <table:table-cell table:style-name="ce8" table:formula="of:=SQRT([.$B5]*[.S$41])" office:value-type="float" office:value="175.499287747842" calcext:value-type="float">
            <text:p>175</text:p>
          </table:table-cell>
          <table:table-cell table:style-name="ce8" table:formula="of:=SQRT([.$B5]*[.T$41])" office:value-type="float" office:value="179.443584449264" calcext:value-type="float">
            <text:p>179</text:p>
          </table:table-cell>
          <table:table-cell table:style-name="ce8" table:formula="of:=SQRT([.$B5]*[.U$41])" office:value-type="float" office:value="183.303027798234" calcext:value-type="float">
            <text:p>183</text:p>
          </table:table-cell>
          <table:table-cell table:style-name="ce8" table:formula="of:=SQRT([.$B5]*[.V$41])" office:value-type="float" office:value="187.082869338697" calcext:value-type="float">
            <text:p>187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75" calcext:value-type="float">
            <text:p>275</text:p>
          </table:table-cell>
          <table:table-cell table:style-name="ce7" table:formula="of:=SQRT([.$B6]*[.C$41])" office:value-type="float" office:value="90.8295106229248" calcext:value-type="float">
            <text:p>91</text:p>
          </table:table-cell>
          <table:table-cell table:style-name="ce7" table:formula="of:=SQRT([.$B6]*[.D$41])" office:value-type="float" office:value="98.1070843517429" calcext:value-type="float">
            <text:p>98</text:p>
          </table:table-cell>
          <table:table-cell table:style-name="ce7" table:formula="of:=SQRT([.$B6]*[.E$41])" office:value-type="float" office:value="104.880884817015" calcext:value-type="float">
            <text:p>105</text:p>
          </table:table-cell>
          <table:table-cell table:style-name="ce7" table:formula="of:=SQRT([.$B6]*[.F$41])" office:value-type="float" office:value="111.242977306435" calcext:value-type="float">
            <text:p>111</text:p>
          </table:table-cell>
          <table:table-cell table:style-name="ce7" table:formula="of:=SQRT([.$B6]*[.G$41])" office:value-type="float" office:value="117.260393995586" calcext:value-type="float">
            <text:p>117</text:p>
          </table:table-cell>
          <table:table-cell table:style-name="ce7" table:formula="of:=SQRT([.$B6]*[.H$41])" office:value-type="float" office:value="122.983738762488" calcext:value-type="float">
            <text:p>123</text:p>
          </table:table-cell>
          <table:table-cell table:style-name="ce7" table:formula="of:=SQRT([.$B6]*[.I$41])" office:value-type="float" office:value="128.452325786651" calcext:value-type="float">
            <text:p>128</text:p>
          </table:table-cell>
          <table:table-cell table:style-name="ce7" table:formula="of:=SQRT([.$B6]*[.J$41])" office:value-type="float" office:value="133.697419571209" calcext:value-type="float">
            <text:p>134</text:p>
          </table:table-cell>
          <table:table-cell table:style-name="ce8" table:formula="of:=SQRT([.$B6]*[.K$41])" office:value-type="float" office:value="138.744369255116" calcext:value-type="float">
            <text:p>139</text:p>
          </table:table-cell>
          <table:table-cell table:style-name="ce8" table:formula="of:=SQRT([.$B6]*[.L$41])" office:value-type="float" office:value="143.614066163451" calcext:value-type="float">
            <text:p>144</text:p>
          </table:table-cell>
          <table:table-cell table:style-name="ce8" table:formula="of:=SQRT([.$B6]*[.M$41])" office:value-type="float" office:value="148.323969741913" calcext:value-type="float">
            <text:p>148</text:p>
          </table:table-cell>
          <table:table-cell table:style-name="ce8" table:formula="of:=SQRT([.$B6]*[.N$41])" office:value-type="float" office:value="152.888848514207" calcext:value-type="float">
            <text:p>153</text:p>
          </table:table-cell>
          <table:table-cell table:style-name="ce8" table:formula="of:=SQRT([.$B6]*[.O$41])" office:value-type="float" office:value="157.321327225523" calcext:value-type="float">
            <text:p>157</text:p>
          </table:table-cell>
          <table:table-cell table:style-name="ce8" table:formula="of:=SQRT([.$B6]*[.P$41])" office:value-type="float" office:value="161.632298752446" calcext:value-type="float">
            <text:p>162</text:p>
          </table:table-cell>
          <table:table-cell table:style-name="ce8" table:formula="of:=SQRT([.$B6]*[.Q$41])" office:value-type="float" office:value="165.83123951777" calcext:value-type="float">
            <text:p>166</text:p>
          </table:table-cell>
          <table:table-cell table:style-name="ce8" table:formula="of:=SQRT([.$B6]*[.R$41])" office:value-type="float" office:value="169.926454679664" calcext:value-type="float">
            <text:p>170</text:p>
          </table:table-cell>
          <table:table-cell table:style-name="ce8" table:formula="of:=SQRT([.$B6]*[.S$41])" office:value-type="float" office:value="173.925271309261" calcext:value-type="float">
            <text:p>174</text:p>
          </table:table-cell>
          <table:table-cell table:style-name="ce8" table:formula="of:=SQRT([.$B6]*[.T$41])" office:value-type="float" office:value="177.834192437787" calcext:value-type="float">
            <text:p>178</text:p>
          </table:table-cell>
          <table:table-cell table:style-name="ce8" table:formula="of:=SQRT([.$B6]*[.U$41])" office:value-type="float" office:value="181.65902124585" calcext:value-type="float">
            <text:p>182</text:p>
          </table:table-cell>
          <table:table-cell table:style-name="ce8" table:formula="of:=SQRT([.$B6]*[.V$41])" office:value-type="float" office:value="185.404962177392" calcext:value-type="float">
            <text:p>18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70" calcext:value-type="float">
            <text:p>270</text:p>
          </table:table-cell>
          <table:table-cell table:style-name="ce7" table:formula="of:=SQRT([.$B7]*[.C$41])" office:value-type="float" office:value="90" calcext:value-type="float">
            <text:p>90</text:p>
          </table:table-cell>
          <table:table-cell table:style-name="ce7" table:formula="of:=SQRT([.$B7]*[.D$41])" office:value-type="float" office:value="97.2111104761179" calcext:value-type="float">
            <text:p>97</text:p>
          </table:table-cell>
          <table:table-cell table:style-name="ce7" table:formula="of:=SQRT([.$B7]*[.E$41])" office:value-type="float" office:value="103.923048454133" calcext:value-type="float">
            <text:p>104</text:p>
          </table:table-cell>
          <table:table-cell table:style-name="ce7" table:formula="of:=SQRT([.$B7]*[.F$41])" office:value-type="float" office:value="110.227038425243" calcext:value-type="float">
            <text:p>110</text:p>
          </table:table-cell>
          <table:table-cell table:style-name="ce7" table:formula="of:=SQRT([.$B7]*[.G$41])" office:value-type="float" office:value="116.189500386223" calcext:value-type="float">
            <text:p>116</text:p>
          </table:table-cell>
          <table:table-cell table:style-name="ce7" table:formula="of:=SQRT([.$B7]*[.H$41])" office:value-type="float" office:value="121.860576069539" calcext:value-type="float">
            <text:p>122</text:p>
          </table:table-cell>
          <table:table-cell table:style-name="ce7" table:formula="of:=SQRT([.$B7]*[.I$41])" office:value-type="float" office:value="127.279220613579" calcext:value-type="float">
            <text:p>127</text:p>
          </table:table-cell>
          <table:table-cell table:style-name="ce7" table:formula="of:=SQRT([.$B7]*[.J$41])" office:value-type="float" office:value="132.476412994918" calcext:value-type="float">
            <text:p>132</text:p>
          </table:table-cell>
          <table:table-cell table:style-name="ce8" table:formula="of:=SQRT([.$B7]*[.K$41])" office:value-type="float" office:value="137.477270848675" calcext:value-type="float">
            <text:p>137</text:p>
          </table:table-cell>
          <table:table-cell table:style-name="ce8" table:formula="of:=SQRT([.$B7]*[.L$41])" office:value-type="float" office:value="142.302494707577" calcext:value-type="float">
            <text:p>142</text:p>
          </table:table-cell>
          <table:table-cell table:style-name="ce8" table:formula="of:=SQRT([.$B7]*[.M$41])" office:value-type="float" office:value="146.969384566991" calcext:value-type="float">
            <text:p>147</text:p>
          </table:table-cell>
          <table:table-cell table:style-name="ce8" table:formula="of:=SQRT([.$B7]*[.N$41])" office:value-type="float" office:value="151.492574075431" calcext:value-type="float">
            <text:p>151</text:p>
          </table:table-cell>
          <table:table-cell table:style-name="ce8" table:formula="of:=SQRT([.$B7]*[.O$41])" office:value-type="float" office:value="155.884572681199" calcext:value-type="float">
            <text:p>156</text:p>
          </table:table-cell>
          <table:table-cell table:style-name="ce8" table:formula="of:=SQRT([.$B7]*[.P$41])" office:value-type="float" office:value="160.15617378047" calcext:value-type="float">
            <text:p>160</text:p>
          </table:table-cell>
          <table:table-cell table:style-name="ce8" table:formula="of:=SQRT([.$B7]*[.Q$41])" office:value-type="float" office:value="164.31676725155" calcext:value-type="float">
            <text:p>164</text:p>
          </table:table-cell>
          <table:table-cell table:style-name="ce8" table:formula="of:=SQRT([.$B7]*[.R$41])" office:value-type="float" office:value="168.374582404827" calcext:value-type="float">
            <text:p>168</text:p>
          </table:table-cell>
          <table:table-cell table:style-name="ce8" table:formula="of:=SQRT([.$B7]*[.S$41])" office:value-type="float" office:value="172.336879396141" calcext:value-type="float">
            <text:p>172</text:p>
          </table:table-cell>
          <table:table-cell table:style-name="ce8" table:formula="of:=SQRT([.$B7]*[.T$41])" office:value-type="float" office:value="176.210101867061" calcext:value-type="float">
            <text:p>176</text:p>
          </table:table-cell>
          <table:table-cell table:style-name="ce8" table:formula="of:=SQRT([.$B7]*[.U$41])" office:value-type="float" office:value="180" calcext:value-type="float">
            <text:p>180</text:p>
          </table:table-cell>
          <table:table-cell table:style-name="ce8" table:formula="of:=SQRT([.$B7]*[.V$41])" office:value-type="float" office:value="183.711730708738" calcext:value-type="float">
            <text:p>184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65" calcext:value-type="float">
            <text:p>265</text:p>
          </table:table-cell>
          <table:table-cell table:style-name="ce7" table:formula="of:=SQRT([.$B8]*[.C$41])" office:value-type="float" office:value="89.1627725006351" calcext:value-type="float">
            <text:p>89</text:p>
          </table:table-cell>
          <table:table-cell table:style-name="ce7" table:formula="of:=SQRT([.$B8]*[.D$41])" office:value-type="float" office:value="96.3068014212911" calcext:value-type="float">
            <text:p>96</text:p>
          </table:table-cell>
          <table:table-cell table:style-name="ce7" table:formula="of:=SQRT([.$B8]*[.E$41])" office:value-type="float" office:value="102.95630140987" calcext:value-type="float">
            <text:p>103</text:p>
          </table:table-cell>
          <table:table-cell table:style-name="ce7" table:formula="of:=SQRT([.$B8]*[.F$41])" office:value-type="float" office:value="109.201648339208" calcext:value-type="float">
            <text:p>109</text:p>
          </table:table-cell>
          <table:table-cell table:style-name="ce7" table:formula="of:=SQRT([.$B8]*[.G$41])" office:value-type="float" office:value="115.108644332213" calcext:value-type="float">
            <text:p>115</text:p>
          </table:table-cell>
          <table:table-cell table:style-name="ce7" table:formula="of:=SQRT([.$B8]*[.H$41])" office:value-type="float" office:value="120.726964676496" calcext:value-type="float">
            <text:p>121</text:p>
          </table:table-cell>
          <table:table-cell table:style-name="ce7" table:formula="of:=SQRT([.$B8]*[.I$41])" office:value-type="float" office:value="126.095202129185" calcext:value-type="float">
            <text:p>126</text:p>
          </table:table-cell>
          <table:table-cell table:style-name="ce7" table:formula="of:=SQRT([.$B8]*[.J$41])" office:value-type="float" office:value="131.244047484067" calcext:value-type="float">
            <text:p>131</text:p>
          </table:table-cell>
          <table:table-cell table:style-name="ce8" table:formula="of:=SQRT([.$B8]*[.K$41])" office:value-type="float" office:value="136.198384718762" calcext:value-type="float">
            <text:p>136</text:p>
          </table:table-cell>
          <table:table-cell table:style-name="ce8" table:formula="of:=SQRT([.$B8]*[.L$41])" office:value-type="float" office:value="140.978721798717" calcext:value-type="float">
            <text:p>141</text:p>
          </table:table-cell>
          <table:table-cell table:style-name="ce8" table:formula="of:=SQRT([.$B8]*[.M$41])" office:value-type="float" office:value="145.60219778561" calcext:value-type="float">
            <text:p>146</text:p>
          </table:table-cell>
          <table:table-cell table:style-name="ce8" table:formula="of:=SQRT([.$B8]*[.N$41])" office:value-type="float" office:value="150.083310198036" calcext:value-type="float">
            <text:p>150</text:p>
          </table:table-cell>
          <table:table-cell table:style-name="ce8" table:formula="of:=SQRT([.$B8]*[.O$41])" office:value-type="float" office:value="154.434452114805" calcext:value-type="float">
            <text:p>154</text:p>
          </table:table-cell>
          <table:table-cell table:style-name="ce8" table:formula="of:=SQRT([.$B8]*[.P$41])" office:value-type="float" office:value="158.666316526224" calcext:value-type="float">
            <text:p>159</text:p>
          </table:table-cell>
          <table:table-cell table:style-name="ce8" table:formula="of:=SQRT([.$B8]*[.Q$41])" office:value-type="float" office:value="162.788205960997" calcext:value-type="float">
            <text:p>163</text:p>
          </table:table-cell>
          <table:table-cell table:style-name="ce8" table:formula="of:=SQRT([.$B8]*[.R$41])" office:value-type="float" office:value="166.808273176123" calcext:value-type="float">
            <text:p>167</text:p>
          </table:table-cell>
          <table:table-cell table:style-name="ce8" table:formula="of:=SQRT([.$B8]*[.S$41])" office:value-type="float" office:value="170.733710789639" calcext:value-type="float">
            <text:p>171</text:p>
          </table:table-cell>
          <table:table-cell table:style-name="ce8" table:formula="of:=SQRT([.$B8]*[.T$41])" office:value-type="float" office:value="174.570902500961" calcext:value-type="float">
            <text:p>175</text:p>
          </table:table-cell>
          <table:table-cell table:style-name="ce8" table:formula="of:=SQRT([.$B8]*[.U$41])" office:value-type="float" office:value="178.32554500127" calcext:value-type="float">
            <text:p>178</text:p>
          </table:table-cell>
          <table:table-cell table:style-name="ce8" table:formula="of:=SQRT([.$B8]*[.V$41])" office:value-type="float" office:value="182.002747232013" calcext:value-type="float">
            <text:p>182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60" calcext:value-type="float">
            <text:p>260</text:p>
          </table:table-cell>
          <table:table-cell table:style-name="ce7" table:formula="of:=SQRT([.$B9]*[.C$41])" office:value-type="float" office:value="88.3176086632785" calcext:value-type="float">
            <text:p>88</text:p>
          </table:table-cell>
          <table:table-cell table:style-name="ce7" table:formula="of:=SQRT([.$B9]*[.D$41])" office:value-type="float" office:value="95.3939201416946" calcext:value-type="float">
            <text:p>95</text:p>
          </table:table-cell>
          <table:table-cell table:style-name="ce7" table:formula="of:=SQRT([.$B9]*[.E$41])" office:value-type="float" office:value="101.980390271856" calcext:value-type="float">
            <text:p>102</text:p>
          </table:table-cell>
          <table:table-cell table:style-name="ce7" table:formula="of:=SQRT([.$B9]*[.F$41])" office:value-type="float" office:value="108.16653826392" calcext:value-type="float">
            <text:p>108</text:p>
          </table:table-cell>
          <table:table-cell table:style-name="ce7" table:formula="of:=SQRT([.$B9]*[.G$41])" office:value-type="float" office:value="114.017542509914" calcext:value-type="float">
            <text:p>114</text:p>
          </table:table-cell>
          <table:table-cell table:style-name="ce7" table:formula="of:=SQRT([.$B9]*[.H$41])" office:value-type="float" office:value="119.582607431014" calcext:value-type="float">
            <text:p>120</text:p>
          </table:table-cell>
          <table:table-cell table:style-name="ce7" table:formula="of:=SQRT([.$B9]*[.I$41])" office:value-type="float" office:value="124.899959967968" calcext:value-type="float">
            <text:p>125</text:p>
          </table:table-cell>
          <table:table-cell table:style-name="ce8" table:formula="of:=SQRT([.$B9]*[.J$41])" office:value-type="float" office:value="130" calcext:value-type="float">
            <text:p>130</text:p>
          </table:table-cell>
          <table:table-cell table:style-name="ce8" table:formula="of:=SQRT([.$B9]*[.K$41])" office:value-type="float" office:value="134.90737563232" calcext:value-type="float">
            <text:p>135</text:p>
          </table:table-cell>
          <table:table-cell table:style-name="ce8" table:formula="of:=SQRT([.$B9]*[.L$41])" office:value-type="float" office:value="139.642400437689" calcext:value-type="float">
            <text:p>140</text:p>
          </table:table-cell>
          <table:table-cell table:style-name="ce8" table:formula="of:=SQRT([.$B9]*[.M$41])" office:value-type="float" office:value="144.22205101856" calcext:value-type="float">
            <text:p>144</text:p>
          </table:table-cell>
          <table:table-cell table:style-name="ce8" table:formula="of:=SQRT([.$B9]*[.N$41])" office:value-type="float" office:value="148.660687473185" calcext:value-type="float">
            <text:p>149</text:p>
          </table:table-cell>
          <table:table-cell table:style-name="ce8" table:formula="of:=SQRT([.$B9]*[.O$41])" office:value-type="float" office:value="152.970585407784" calcext:value-type="float">
            <text:p>153</text:p>
          </table:table-cell>
          <table:table-cell table:style-name="ce8" table:formula="of:=SQRT([.$B9]*[.P$41])" office:value-type="float" office:value="157.162336455017" calcext:value-type="float">
            <text:p>157</text:p>
          </table:table-cell>
          <table:table-cell table:style-name="ce8" table:formula="of:=SQRT([.$B9]*[.Q$41])" office:value-type="float" office:value="161.245154965971" calcext:value-type="float">
            <text:p>161</text:p>
          </table:table-cell>
          <table:table-cell table:style-name="ce8" table:formula="of:=SQRT([.$B9]*[.R$41])" office:value-type="float" office:value="165.227116418583" calcext:value-type="float">
            <text:p>165</text:p>
          </table:table-cell>
          <table:table-cell table:style-name="ce8" table:formula="of:=SQRT([.$B9]*[.S$41])" office:value-type="float" office:value="169.115345252878" calcext:value-type="float">
            <text:p>169</text:p>
          </table:table-cell>
          <table:table-cell table:style-name="ce8" table:formula="of:=SQRT([.$B9]*[.T$41])" office:value-type="float" office:value="172.916164657906" calcext:value-type="float">
            <text:p>173</text:p>
          </table:table-cell>
          <table:table-cell table:style-name="ce8" table:formula="of:=SQRT([.$B9]*[.U$41])" office:value-type="float" office:value="176.635217326557" calcext:value-type="float">
            <text:p>177</text:p>
          </table:table-cell>
          <table:table-cell table:style-name="ce8" table:formula="of:=SQRT([.$B9]*[.V$41])" office:value-type="float" office:value="180.277563773199" calcext:value-type="float">
            <text:p>18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55" calcext:value-type="float">
            <text:p>255</text:p>
          </table:table-cell>
          <table:table-cell table:style-name="ce7" table:formula="of:=SQRT([.$B10]*[.C$41])" office:value-type="float" office:value="87.4642784226795" calcext:value-type="float">
            <text:p>87</text:p>
          </table:table-cell>
          <table:table-cell table:style-name="ce7" table:formula="of:=SQRT([.$B10]*[.D$41])" office:value-type="float" office:value="94.4722181384559" calcext:value-type="float">
            <text:p>94</text:p>
          </table:table-cell>
          <table:table-cell table:style-name="ce7" table:formula="of:=SQRT([.$B10]*[.E$41])" office:value-type="float" office:value="100.995049383621" calcext:value-type="float">
            <text:p>101</text:p>
          </table:table-cell>
          <table:table-cell table:style-name="ce7" table:formula="of:=SQRT([.$B10]*[.F$41])" office:value-type="float" office:value="107.121426428143" calcext:value-type="float">
            <text:p>107</text:p>
          </table:table-cell>
          <table:table-cell table:style-name="ce7" table:formula="of:=SQRT([.$B10]*[.G$41])" office:value-type="float" office:value="112.915897906362" calcext:value-type="float">
            <text:p>113</text:p>
          </table:table-cell>
          <table:table-cell table:style-name="ce7" table:formula="of:=SQRT([.$B10]*[.H$41])" office:value-type="float" office:value="118.42719282327" calcext:value-type="float">
            <text:p>118</text:p>
          </table:table-cell>
          <table:table-cell table:style-name="ce7" table:formula="of:=SQRT([.$B10]*[.I$41])" office:value-type="float" office:value="123.69316876853" calcext:value-type="float">
            <text:p>124</text:p>
          </table:table-cell>
          <table:table-cell table:style-name="ce8" table:formula="of:=SQRT([.$B10]*[.J$41])" office:value-type="float" office:value="128.743931895837" calcext:value-type="float">
            <text:p>129</text:p>
          </table:table-cell>
          <table:table-cell table:style-name="ce8" table:formula="of:=SQRT([.$B10]*[.K$41])" office:value-type="float" office:value="133.603892158874" calcext:value-type="float">
            <text:p>134</text:p>
          </table:table-cell>
          <table:table-cell table:style-name="ce8" table:formula="of:=SQRT([.$B10]*[.L$41])" office:value-type="float" office:value="138.293166859393" calcext:value-type="float">
            <text:p>138</text:p>
          </table:table-cell>
          <table:table-cell table:style-name="ce8" table:formula="of:=SQRT([.$B10]*[.M$41])" office:value-type="float" office:value="142.828568570857" calcext:value-type="float">
            <text:p>143</text:p>
          </table:table-cell>
          <table:table-cell table:style-name="ce8" table:formula="of:=SQRT([.$B10]*[.N$41])" office:value-type="float" office:value="147.224318643355" calcext:value-type="float">
            <text:p>147</text:p>
          </table:table-cell>
          <table:table-cell table:style-name="ce8" table:formula="of:=SQRT([.$B10]*[.O$41])" office:value-type="float" office:value="151.492574075431" calcext:value-type="float">
            <text:p>151</text:p>
          </table:table-cell>
          <table:table-cell table:style-name="ce8" table:formula="of:=SQRT([.$B10]*[.P$41])" office:value-type="float" office:value="155.643824162734" calcext:value-type="float">
            <text:p>156</text:p>
          </table:table-cell>
          <table:table-cell table:style-name="ce8" table:formula="of:=SQRT([.$B10]*[.Q$41])" office:value-type="float" office:value="159.687194226713" calcext:value-type="float">
            <text:p>160</text:p>
          </table:table-cell>
          <table:table-cell table:style-name="ce8" table:formula="of:=SQRT([.$B10]*[.R$41])" office:value-type="float" office:value="163.630681719536" calcext:value-type="float">
            <text:p>164</text:p>
          </table:table-cell>
          <table:table-cell table:style-name="ce8" table:formula="of:=SQRT([.$B10]*[.S$41])" office:value-type="float" office:value="167.481342244442" calcext:value-type="float">
            <text:p>167</text:p>
          </table:table-cell>
          <table:table-cell table:style-name="ce8" table:formula="of:=SQRT([.$B10]*[.T$41])" office:value-type="float" office:value="171.245437895437" calcext:value-type="float">
            <text:p>171</text:p>
          </table:table-cell>
          <table:table-cell table:style-name="ce8" table:formula="of:=SQRT([.$B10]*[.U$41])" office:value-type="float" office:value="174.928556845359" calcext:value-type="float">
            <text:p>175</text:p>
          </table:table-cell>
          <table:table-cell table:style-name="ce8" table:formula="of:=SQRT([.$B10]*[.V$41])" office:value-type="float" office:value="178.535710713571" calcext:value-type="float">
            <text:p>179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50" calcext:value-type="float">
            <text:p>250</text:p>
          </table:table-cell>
          <table:table-cell table:style-name="ce7" table:formula="of:=SQRT([.$B11]*[.C$41])" office:value-type="float" office:value="86.6025403784439" calcext:value-type="float">
            <text:p>87</text:p>
          </table:table-cell>
          <table:table-cell table:style-name="ce7" table:formula="of:=SQRT([.$B11]*[.D$41])" office:value-type="float" office:value="93.5414346693485" calcext:value-type="float">
            <text:p>94</text:p>
          </table:table-cell>
          <table:table-cell table:style-name="ce7" table:formula="of:=SQRT([.$B11]*[.E$41])" office:value-type="float" office:value="100" calcext:value-type="float">
            <text:p>100</text:p>
          </table:table-cell>
          <table:table-cell table:style-name="ce7" table:formula="of:=SQRT([.$B11]*[.F$41])" office:value-type="float" office:value="106.066017177982" calcext:value-type="float">
            <text:p>106</text:p>
          </table:table-cell>
          <table:table-cell table:style-name="ce7" table:formula="of:=SQRT([.$B11]*[.G$41])" office:value-type="float" office:value="111.80339887499" calcext:value-type="float">
            <text:p>112</text:p>
          </table:table-cell>
          <table:table-cell table:style-name="ce7" table:formula="of:=SQRT([.$B11]*[.H$41])" office:value-type="float" office:value="117.260393995586" calcext:value-type="float">
            <text:p>117</text:p>
          </table:table-cell>
          <table:table-cell table:style-name="ce7" table:formula="of:=SQRT([.$B11]*[.I$41])" office:value-type="float" office:value="122.474487139159" calcext:value-type="float">
            <text:p>122</text:p>
          </table:table-cell>
          <table:table-cell table:style-name="ce8" table:formula="of:=SQRT([.$B11]*[.J$41])" office:value-type="float" office:value="127.47548783982" calcext:value-type="float">
            <text:p>127</text:p>
          </table:table-cell>
          <table:table-cell table:style-name="ce8" table:formula="of:=SQRT([.$B11]*[.K$41])" office:value-type="float" office:value="132.28756555323" calcext:value-type="float">
            <text:p>132</text:p>
          </table:table-cell>
          <table:table-cell table:style-name="ce8" table:formula="of:=SQRT([.$B11]*[.L$41])" office:value-type="float" office:value="136.930639376292" calcext:value-type="float">
            <text:p>137</text:p>
          </table:table-cell>
          <table:table-cell table:style-name="ce8" table:formula="of:=SQRT([.$B11]*[.M$41])" office:value-type="float" office:value="141.42135623731" calcext:value-type="float">
            <text:p>141</text:p>
          </table:table-cell>
          <table:table-cell table:style-name="ce8" table:formula="of:=SQRT([.$B11]*[.N$41])" office:value-type="float" office:value="145.773797371133" calcext:value-type="float">
            <text:p>146</text:p>
          </table:table-cell>
          <table:table-cell table:style-name="ce8" table:formula="of:=SQRT([.$B11]*[.O$41])" office:value-type="float" office:value="150" calcext:value-type="float">
            <text:p>150</text:p>
          </table:table-cell>
          <table:table-cell table:style-name="ce8" table:formula="of:=SQRT([.$B11]*[.P$41])" office:value-type="float" office:value="154.110350074224" calcext:value-type="float">
            <text:p>154</text:p>
          </table:table-cell>
          <table:table-cell table:style-name="ce8" table:formula="of:=SQRT([.$B11]*[.Q$41])" office:value-type="float" office:value="158.113883008419" calcext:value-type="float">
            <text:p>158</text:p>
          </table:table-cell>
          <table:table-cell table:style-name="ce8" table:formula="of:=SQRT([.$B11]*[.R$41])" office:value-type="float" office:value="162.018517460197" calcext:value-type="float">
            <text:p>162</text:p>
          </table:table-cell>
          <table:table-cell table:style-name="ce8" table:formula="of:=SQRT([.$B11]*[.S$41])" office:value-type="float" office:value="165.83123951777" calcext:value-type="float">
            <text:p>166</text:p>
          </table:table-cell>
          <table:table-cell table:style-name="ce8" table:formula="of:=SQRT([.$B11]*[.T$41])" office:value-type="float" office:value="169.558249578132" calcext:value-type="float">
            <text:p>170</text:p>
          </table:table-cell>
          <table:table-cell table:style-name="ce8" table:formula="of:=SQRT([.$B11]*[.U$41])" office:value-type="float" office:value="173.205080756888" calcext:value-type="float">
            <text:p>173</text:p>
          </table:table-cell>
          <table:table-cell table:style-name="ce8" table:formula="of:=SQRT([.$B11]*[.V$41])" office:value-type="float" office:value="176.776695296637" calcext:value-type="float">
            <text:p>177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45" calcext:value-type="float">
            <text:p>245</text:p>
          </table:table-cell>
          <table:table-cell table:style-name="ce7" table:formula="of:=SQRT([.$B12]*[.C$41])" office:value-type="float" office:value="85.7321409974112" calcext:value-type="float">
            <text:p>86</text:p>
          </table:table-cell>
          <table:table-cell table:style-name="ce7" table:formula="of:=SQRT([.$B12]*[.D$41])" office:value-type="float" office:value="92.6012958872607" calcext:value-type="float">
            <text:p>93</text:p>
          </table:table-cell>
          <table:table-cell table:style-name="ce7" table:formula="of:=SQRT([.$B12]*[.E$41])" office:value-type="float" office:value="98.9949493661167" calcext:value-type="float">
            <text:p>99</text:p>
          </table:table-cell>
          <table:table-cell table:style-name="ce7" table:formula="of:=SQRT([.$B12]*[.F$41])" office:value-type="float" office:value="105" calcext:value-type="float">
            <text:p>105</text:p>
          </table:table-cell>
          <table:table-cell table:style-name="ce7" table:formula="of:=SQRT([.$B12]*[.G$41])" office:value-type="float" office:value="110.679718105893" calcext:value-type="float">
            <text:p>111</text:p>
          </table:table-cell>
          <table:table-cell table:style-name="ce7" table:formula="of:=SQRT([.$B12]*[.H$41])" office:value-type="float" office:value="116.081867662439" calcext:value-type="float">
            <text:p>116</text:p>
          </table:table-cell>
          <table:table-cell table:style-name="ce7" table:formula="of:=SQRT([.$B12]*[.I$41])" office:value-type="float" office:value="121.243556529821" calcext:value-type="float">
            <text:p>121</text:p>
          </table:table-cell>
          <table:table-cell table:style-name="ce8" table:formula="of:=SQRT([.$B12]*[.J$41])" office:value-type="float" office:value="126.19429464124" calcext:value-type="float">
            <text:p>126</text:p>
          </table:table-cell>
          <table:table-cell table:style-name="ce8" table:formula="of:=SQRT([.$B12]*[.K$41])" office:value-type="float" office:value="130.958008537088" calcext:value-type="float">
            <text:p>131</text:p>
          </table:table-cell>
          <table:table-cell table:style-name="ce8" table:formula="of:=SQRT([.$B12]*[.L$41])" office:value-type="float" office:value="135.55441711726" calcext:value-type="float">
            <text:p>136</text:p>
          </table:table-cell>
          <table:table-cell table:style-name="ce8" table:formula="of:=SQRT([.$B12]*[.M$41])" office:value-type="float" office:value="140" calcext:value-type="float">
            <text:p>140</text:p>
          </table:table-cell>
          <table:table-cell table:style-name="ce8" table:formula="of:=SQRT([.$B12]*[.N$41])" office:value-type="float" office:value="144.308696896618" calcext:value-type="float">
            <text:p>144</text:p>
          </table:table-cell>
          <table:table-cell table:style-name="ce8" table:formula="of:=SQRT([.$B12]*[.O$41])" office:value-type="float" office:value="148.492424049175" calcext:value-type="float">
            <text:p>148</text:p>
          </table:table-cell>
          <table:table-cell table:style-name="ce8" table:formula="of:=SQRT([.$B12]*[.P$41])" office:value-type="float" office:value="152.561463023924" calcext:value-type="float">
            <text:p>153</text:p>
          </table:table-cell>
          <table:table-cell table:style-name="ce8" table:formula="of:=SQRT([.$B12]*[.Q$41])" office:value-type="float" office:value="156.524758424985" calcext:value-type="float">
            <text:p>157</text:p>
          </table:table-cell>
          <table:table-cell table:style-name="ce8" table:formula="of:=SQRT([.$B12]*[.R$41])" office:value-type="float" office:value="160.390149323454" calcext:value-type="float">
            <text:p>160</text:p>
          </table:table-cell>
          <table:table-cell table:style-name="ce8" table:formula="of:=SQRT([.$B12]*[.S$41])" office:value-type="float" office:value="164.16455159382" calcext:value-type="float">
            <text:p>164</text:p>
          </table:table-cell>
          <table:table-cell table:style-name="ce8" table:formula="of:=SQRT([.$B12]*[.T$41])" office:value-type="float" office:value="167.854103315945" calcext:value-type="float">
            <text:p>168</text:p>
          </table:table-cell>
          <table:table-cell table:style-name="ce8" table:formula="of:=SQRT([.$B12]*[.U$41])" office:value-type="float" office:value="171.464281994822" calcext:value-type="float">
            <text:p>171</text:p>
          </table:table-cell>
          <table:table-cell table:style-name="ce11" table:formula="of:=SQRT([.$B12]*[.V$41])" office:value-type="float" office:value="175" calcext:value-type="float">
            <text:p>17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40" calcext:value-type="float">
            <text:p>240</text:p>
          </table:table-cell>
          <table:table-cell table:style-name="ce7" table:formula="of:=SQRT([.$B13]*[.C$41])" office:value-type="float" office:value="84.8528137423857" calcext:value-type="float">
            <text:p>85</text:p>
          </table:table-cell>
          <table:table-cell table:style-name="ce7" table:formula="of:=SQRT([.$B13]*[.D$41])" office:value-type="float" office:value="91.6515138991168" calcext:value-type="float">
            <text:p>92</text:p>
          </table:table-cell>
          <table:table-cell table:style-name="ce7" table:formula="of:=SQRT([.$B13]*[.E$41])" office:value-type="float" office:value="97.9795897113271" calcext:value-type="float">
            <text:p>98</text:p>
          </table:table-cell>
          <table:table-cell table:style-name="ce7" table:formula="of:=SQRT([.$B13]*[.F$41])" office:value-type="float" office:value="103.923048454133" calcext:value-type="float">
            <text:p>104</text:p>
          </table:table-cell>
          <table:table-cell table:style-name="ce7" table:formula="of:=SQRT([.$B13]*[.G$41])" office:value-type="float" office:value="109.544511501033" calcext:value-type="float">
            <text:p>110</text:p>
          </table:table-cell>
          <table:table-cell table:style-name="ce7" table:formula="of:=SQRT([.$B13]*[.H$41])" office:value-type="float" office:value="114.891252930761" calcext:value-type="float">
            <text:p>115</text:p>
          </table:table-cell>
          <table:table-cell table:style-name="ce8" table:formula="of:=SQRT([.$B13]*[.I$41])" office:value-type="float" office:value="120" calcext:value-type="float">
            <text:p>120</text:p>
          </table:table-cell>
          <table:table-cell table:style-name="ce8" table:formula="of:=SQRT([.$B13]*[.J$41])" office:value-type="float" office:value="124.899959967968" calcext:value-type="float">
            <text:p>125</text:p>
          </table:table-cell>
          <table:table-cell table:style-name="ce8" table:formula="of:=SQRT([.$B13]*[.K$41])" office:value-type="float" office:value="129.614813968157" calcext:value-type="float">
            <text:p>130</text:p>
          </table:table-cell>
          <table:table-cell table:style-name="ce8" table:formula="of:=SQRT([.$B13]*[.L$41])" office:value-type="float" office:value="134.164078649987" calcext:value-type="float">
            <text:p>134</text:p>
          </table:table-cell>
          <table:table-cell table:style-name="ce8" table:formula="of:=SQRT([.$B13]*[.M$41])" office:value-type="float" office:value="138.56406460551" calcext:value-type="float">
            <text:p>139</text:p>
          </table:table-cell>
          <table:table-cell table:style-name="ce8" table:formula="of:=SQRT([.$B13]*[.N$41])" office:value-type="float" office:value="142.828568570857" calcext:value-type="float">
            <text:p>143</text:p>
          </table:table-cell>
          <table:table-cell table:style-name="ce8" table:formula="of:=SQRT([.$B13]*[.O$41])" office:value-type="float" office:value="146.969384566991" calcext:value-type="float">
            <text:p>147</text:p>
          </table:table-cell>
          <table:table-cell table:style-name="ce8" table:formula="of:=SQRT([.$B13]*[.P$41])" office:value-type="float" office:value="150.996688705415" calcext:value-type="float">
            <text:p>151</text:p>
          </table:table-cell>
          <table:table-cell table:style-name="ce8" table:formula="of:=SQRT([.$B13]*[.Q$41])" office:value-type="float" office:value="154.919333848297" calcext:value-type="float">
            <text:p>155</text:p>
          </table:table-cell>
          <table:table-cell table:style-name="ce8" table:formula="of:=SQRT([.$B13]*[.R$41])" office:value-type="float" office:value="158.745078663875" calcext:value-type="float">
            <text:p>159</text:p>
          </table:table-cell>
          <table:table-cell table:style-name="ce8" table:formula="of:=SQRT([.$B13]*[.S$41])" office:value-type="float" office:value="162.480768092719" calcext:value-type="float">
            <text:p>162</text:p>
          </table:table-cell>
          <table:table-cell table:style-name="ce8" table:formula="of:=SQRT([.$B13]*[.T$41])" office:value-type="float" office:value="166.132477258361" calcext:value-type="float">
            <text:p>166</text:p>
          </table:table-cell>
          <table:table-cell table:style-name="ce8" table:formula="of:=SQRT([.$B13]*[.U$41])" office:value-type="float" office:value="169.705627484771" calcext:value-type="float">
            <text:p>170</text:p>
          </table:table-cell>
          <table:table-cell table:style-name="ce10" table:formula="of:=SQRT([.$B13]*[.V$41])" office:value-type="float" office:value="173.205080756888" calcext:value-type="float">
            <text:p>173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35" calcext:value-type="float">
            <text:p>235</text:p>
          </table:table-cell>
          <table:table-cell table:style-name="ce7" table:formula="of:=SQRT([.$B14]*[.C$41])" office:value-type="float" office:value="83.9642781187333" calcext:value-type="float">
            <text:p>84</text:p>
          </table:table-cell>
          <table:table-cell table:style-name="ce7" table:formula="of:=SQRT([.$B14]*[.D$41])" office:value-type="float" office:value="90.6917857360853" calcext:value-type="float">
            <text:p>91</text:p>
          </table:table-cell>
          <table:table-cell table:style-name="ce7" table:formula="of:=SQRT([.$B14]*[.E$41])" office:value-type="float" office:value="96.9535971483266" calcext:value-type="float">
            <text:p>97</text:p>
          </table:table-cell>
          <table:table-cell table:style-name="ce7" table:formula="of:=SQRT([.$B14]*[.F$41])" office:value-type="float" office:value="102.834819006016" calcext:value-type="float">
            <text:p>103</text:p>
          </table:table-cell>
          <table:table-cell table:style-name="ce7" table:formula="of:=SQRT([.$B14]*[.G$41])" office:value-type="float" office:value="108.397416943394" calcext:value-type="float">
            <text:p>108</text:p>
          </table:table-cell>
          <table:table-cell table:style-name="ce7" table:formula="of:=SQRT([.$B14]*[.H$41])" office:value-type="float" office:value="113.688170009021" calcext:value-type="float">
            <text:p>114</text:p>
          </table:table-cell>
          <table:table-cell table:style-name="ce8" table:formula="of:=SQRT([.$B14]*[.I$41])" office:value-type="float" office:value="118.743420870379" calcext:value-type="float">
            <text:p>119</text:p>
          </table:table-cell>
          <table:table-cell table:style-name="ce8" table:formula="of:=SQRT([.$B14]*[.J$41])" office:value-type="float" office:value="123.592070943083" calcext:value-type="float">
            <text:p>124</text:p>
          </table:table-cell>
          <table:table-cell table:style-name="ce8" table:formula="of:=SQRT([.$B14]*[.K$41])" office:value-type="float" office:value="128.257553383807" calcext:value-type="float">
            <text:p>128</text:p>
          </table:table-cell>
          <table:table-cell table:style-name="ce8" table:formula="of:=SQRT([.$B14]*[.L$41])" office:value-type="float" office:value="132.759180473518" calcext:value-type="float">
            <text:p>133</text:p>
          </table:table-cell>
          <table:table-cell table:style-name="ce8" table:formula="of:=SQRT([.$B14]*[.M$41])" office:value-type="float" office:value="137.113092008021" calcext:value-type="float">
            <text:p>137</text:p>
          </table:table-cell>
          <table:table-cell table:style-name="ce8" table:formula="of:=SQRT([.$B14]*[.N$41])" office:value-type="float" office:value="141.332940251026" calcext:value-type="float">
            <text:p>141</text:p>
          </table:table-cell>
          <table:table-cell table:style-name="ce8" table:formula="of:=SQRT([.$B14]*[.O$41])" office:value-type="float" office:value="145.43039572249" calcext:value-type="float">
            <text:p>145</text:p>
          </table:table-cell>
          <table:table-cell table:style-name="ce8" table:formula="of:=SQRT([.$B14]*[.P$41])" office:value-type="float" office:value="149.415527974839" calcext:value-type="float">
            <text:p>149</text:p>
          </table:table-cell>
          <table:table-cell table:style-name="ce8" table:formula="of:=SQRT([.$B14]*[.Q$41])" office:value-type="float" office:value="153.297097167559" calcext:value-type="float">
            <text:p>153</text:p>
          </table:table-cell>
          <table:table-cell table:style-name="ce8" table:formula="of:=SQRT([.$B14]*[.R$41])" office:value-type="float" office:value="157.08278072405" calcext:value-type="float">
            <text:p>157</text:p>
          </table:table-cell>
          <table:table-cell table:style-name="ce8" table:formula="of:=SQRT([.$B14]*[.S$41])" office:value-type="float" office:value="160.779351908135" calcext:value-type="float">
            <text:p>161</text:p>
          </table:table-cell>
          <table:table-cell table:style-name="ce8" table:formula="of:=SQRT([.$B14]*[.T$41])" office:value-type="float" office:value="164.392822227736" calcext:value-type="float">
            <text:p>164</text:p>
          </table:table-cell>
          <table:table-cell table:style-name="ce11" table:formula="of:=SQRT([.$B14]*[.U$41])" office:value-type="float" office:value="167.928556237467" calcext:value-type="float">
            <text:p>168</text:p>
          </table:table-cell>
          <table:table-cell table:style-name="ce10" table:formula="of:=SQRT([.$B14]*[.V$41])" office:value-type="float" office:value="171.391365010026" calcext:value-type="float">
            <text:p>171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30" calcext:value-type="float">
            <text:p>230</text:p>
          </table:table-cell>
          <table:table-cell table:style-name="ce7" table:formula="of:=SQRT([.$B15]*[.C$41])" office:value-type="float" office:value="83.0662386291808" calcext:value-type="float">
            <text:p>83</text:p>
          </table:table-cell>
          <table:table-cell table:style-name="ce7" table:formula="of:=SQRT([.$B15]*[.D$41])" office:value-type="float" office:value="89.7217922246318" calcext:value-type="float">
            <text:p>90</text:p>
          </table:table-cell>
          <table:table-cell table:style-name="ce7" table:formula="of:=SQRT([.$B15]*[.E$41])" office:value-type="float" office:value="95.9166304662544" calcext:value-type="float">
            <text:p>96</text:p>
          </table:table-cell>
          <table:table-cell table:style-name="ce7" table:formula="of:=SQRT([.$B15]*[.F$41])" office:value-type="float" office:value="101.734949746879" calcext:value-type="float">
            <text:p>102</text:p>
          </table:table-cell>
          <table:table-cell table:style-name="ce7" table:formula="of:=SQRT([.$B15]*[.G$41])" office:value-type="float" office:value="107.238052947636" calcext:value-type="float">
            <text:p>107</text:p>
          </table:table-cell>
          <table:table-cell table:style-name="ce7" table:formula="of:=SQRT([.$B15]*[.H$41])" office:value-type="float" office:value="112.47221879202" calcext:value-type="float">
            <text:p>112</text:p>
          </table:table-cell>
          <table:table-cell table:style-name="ce8" table:formula="of:=SQRT([.$B15]*[.I$41])" office:value-type="float" office:value="117.473401244707" calcext:value-type="float">
            <text:p>117</text:p>
          </table:table-cell>
          <table:table-cell table:style-name="ce8" table:formula="of:=SQRT([.$B15]*[.J$41])" office:value-type="float" office:value="122.270192606375" calcext:value-type="float">
            <text:p>122</text:p>
          </table:table-cell>
          <table:table-cell table:style-name="ce8" table:formula="of:=SQRT([.$B15]*[.K$41])" office:value-type="float" office:value="126.885775404495" calcext:value-type="float">
            <text:p>127</text:p>
          </table:table-cell>
          <table:table-cell table:style-name="ce8" table:formula="of:=SQRT([.$B15]*[.L$41])" office:value-type="float" office:value="131.339255365637" calcext:value-type="float">
            <text:p>131</text:p>
          </table:table-cell>
          <table:table-cell table:style-name="ce8" table:formula="of:=SQRT([.$B15]*[.M$41])" office:value-type="float" office:value="135.646599662505" calcext:value-type="float">
            <text:p>136</text:p>
          </table:table-cell>
          <table:table-cell table:style-name="ce8" table:formula="of:=SQRT([.$B15]*[.N$41])" office:value-type="float" office:value="139.821314541096" calcext:value-type="float">
            <text:p>140</text:p>
          </table:table-cell>
          <table:table-cell table:style-name="ce8" table:formula="of:=SQRT([.$B15]*[.O$41])" office:value-type="float" office:value="143.874945699382" calcext:value-type="float">
            <text:p>144</text:p>
          </table:table-cell>
          <table:table-cell table:style-name="ce8" table:formula="of:=SQRT([.$B15]*[.P$41])" office:value-type="float" office:value="147.817454990945" calcext:value-type="float">
            <text:p>148</text:p>
          </table:table-cell>
          <table:table-cell table:style-name="ce8" table:formula="of:=SQRT([.$B15]*[.Q$41])" office:value-type="float" office:value="151.657508881031" calcext:value-type="float">
            <text:p>152</text:p>
          </table:table-cell>
          <table:table-cell table:style-name="ce8" table:formula="of:=SQRT([.$B15]*[.R$41])" office:value-type="float" office:value="155.402702679201" calcext:value-type="float">
            <text:p>155</text:p>
          </table:table-cell>
          <table:table-cell table:style-name="ce8" table:formula="of:=SQRT([.$B15]*[.S$41])" office:value-type="float" office:value="159.059737205869" calcext:value-type="float">
            <text:p>159</text:p>
          </table:table-cell>
          <table:table-cell table:style-name="ce8" table:formula="of:=SQRT([.$B15]*[.T$41])" office:value-type="float" office:value="162.634559672906" calcext:value-type="float">
            <text:p>163</text:p>
          </table:table-cell>
          <table:table-cell table:style-name="ce10" table:formula="of:=SQRT([.$B15]*[.U$41])" office:value-type="float" office:value="166.132477258361" calcext:value-type="float">
            <text:p>166</text:p>
          </table:table-cell>
          <table:table-cell table:style-name="ce10" table:formula="of:=SQRT([.$B15]*[.V$41])" office:value-type="float" office:value="169.558249578132" calcext:value-type="float">
            <text:p>17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25" calcext:value-type="float">
            <text:p>225</text:p>
          </table:table-cell>
          <table:table-cell table:style-name="ce7" table:formula="of:=SQRT([.$B16]*[.C$41])" office:value-type="float" office:value="82.1583836257749" calcext:value-type="float">
            <text:p>82</text:p>
          </table:table-cell>
          <table:table-cell table:style-name="ce7" table:formula="of:=SQRT([.$B16]*[.D$41])" office:value-type="float" office:value="88.7411967464942" calcext:value-type="float">
            <text:p>89</text:p>
          </table:table-cell>
          <table:table-cell table:style-name="ce7" table:formula="of:=SQRT([.$B16]*[.E$41])" office:value-type="float" office:value="94.8683298050514" calcext:value-type="float">
            <text:p>95</text:p>
          </table:table-cell>
          <table:table-cell table:style-name="ce7" table:formula="of:=SQRT([.$B16]*[.F$41])" office:value-type="float" office:value="100.623058987491" calcext:value-type="float">
            <text:p>101</text:p>
          </table:table-cell>
          <table:table-cell table:style-name="ce7" table:formula="of:=SQRT([.$B16]*[.G$41])" office:value-type="float" office:value="106.066017177982" calcext:value-type="float">
            <text:p>106</text:p>
          </table:table-cell>
          <table:table-cell table:style-name="ce7" table:formula="of:=SQRT([.$B16]*[.H$41])" office:value-type="float" office:value="111.242977306435" calcext:value-type="float">
            <text:p>111</text:p>
          </table:table-cell>
          <table:table-cell table:style-name="ce8" table:formula="of:=SQRT([.$B16]*[.I$41])" office:value-type="float" office:value="116.189500386223" calcext:value-type="float">
            <text:p>116</text:p>
          </table:table-cell>
          <table:table-cell table:style-name="ce8" table:formula="of:=SQRT([.$B16]*[.J$41])" office:value-type="float" office:value="120.933866224478" calcext:value-type="float">
            <text:p>121</text:p>
          </table:table-cell>
          <table:table-cell table:style-name="ce8" table:formula="of:=SQRT([.$B16]*[.K$41])" office:value-type="float" office:value="125.499003980111" calcext:value-type="float">
            <text:p>125</text:p>
          </table:table-cell>
          <table:table-cell table:style-name="ce8" table:formula="of:=SQRT([.$B16]*[.L$41])" office:value-type="float" office:value="129.903810567666" calcext:value-type="float">
            <text:p>130</text:p>
          </table:table-cell>
          <table:table-cell table:style-name="ce8" table:formula="of:=SQRT([.$B16]*[.M$41])" office:value-type="float" office:value="134.164078649987" calcext:value-type="float">
            <text:p>134</text:p>
          </table:table-cell>
          <table:table-cell table:style-name="ce8" table:formula="of:=SQRT([.$B16]*[.N$41])" office:value-type="float" office:value="138.293166859393" calcext:value-type="float">
            <text:p>138</text:p>
          </table:table-cell>
          <table:table-cell table:style-name="ce8" table:formula="of:=SQRT([.$B16]*[.O$41])" office:value-type="float" office:value="142.302494707577" calcext:value-type="float">
            <text:p>142</text:p>
          </table:table-cell>
          <table:table-cell table:style-name="ce8" table:formula="of:=SQRT([.$B16]*[.P$41])" office:value-type="float" office:value="146.201915172134" calcext:value-type="float">
            <text:p>146</text:p>
          </table:table-cell>
          <table:table-cell table:style-name="ce8" table:formula="of:=SQRT([.$B16]*[.Q$41])" office:value-type="float" office:value="150" calcext:value-type="float">
            <text:p>150</text:p>
          </table:table-cell>
          <table:table-cell table:style-name="ce8" table:formula="of:=SQRT([.$B16]*[.R$41])" office:value-type="float" office:value="153.704261489394" calcext:value-type="float">
            <text:p>154</text:p>
          </table:table-cell>
          <table:table-cell table:style-name="ce8" table:formula="of:=SQRT([.$B16]*[.S$41])" office:value-type="float" office:value="157.321327225523" calcext:value-type="float">
            <text:p>157</text:p>
          </table:table-cell>
          <table:table-cell table:style-name="ce11" table:formula="of:=SQRT([.$B16]*[.T$41])" office:value-type="float" office:value="160.857079421454" calcext:value-type="float">
            <text:p>161</text:p>
          </table:table-cell>
          <table:table-cell table:style-name="ce10" table:formula="of:=SQRT([.$B16]*[.U$41])" office:value-type="float" office:value="164.31676725155" calcext:value-type="float">
            <text:p>164</text:p>
          </table:table-cell>
          <table:table-cell table:style-name="ce10" table:formula="of:=SQRT([.$B16]*[.V$41])" office:value-type="float" office:value="167.705098312484" calcext:value-type="float">
            <text:p>16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20" calcext:value-type="float">
            <text:p>220</text:p>
          </table:table-cell>
          <table:table-cell table:style-name="ce7" table:formula="of:=SQRT([.$B17]*[.C$41])" office:value-type="float" office:value="81.2403840463596" calcext:value-type="float">
            <text:p>81</text:p>
          </table:table-cell>
          <table:table-cell table:style-name="ce7" table:formula="of:=SQRT([.$B17]*[.D$41])" office:value-type="float" office:value="87.7496438739212" calcext:value-type="float">
            <text:p>88</text:p>
          </table:table-cell>
          <table:table-cell table:style-name="ce7" table:formula="of:=SQRT([.$B17]*[.E$41])" office:value-type="float" office:value="93.8083151964686" calcext:value-type="float">
            <text:p>94</text:p>
          </table:table-cell>
          <table:table-cell table:style-name="ce7" table:formula="of:=SQRT([.$B17]*[.F$41])" office:value-type="float" office:value="99.498743710662" calcext:value-type="float">
            <text:p>99</text:p>
          </table:table-cell>
          <table:table-cell table:style-name="ce7" table:formula="of:=SQRT([.$B17]*[.G$41])" office:value-type="float" office:value="104.880884817015" calcext:value-type="float">
            <text:p>105</text:p>
          </table:table-cell>
          <table:table-cell table:style-name="ce8" table:formula="of:=SQRT([.$B17]*[.H$41])" office:value-type="float" office:value="110" calcext:value-type="float">
            <text:p>110</text:p>
          </table:table-cell>
          <table:table-cell table:style-name="ce8" table:formula="of:=SQRT([.$B17]*[.I$41])" office:value-type="float" office:value="114.891252930761" calcext:value-type="float">
            <text:p>115</text:p>
          </table:table-cell>
          <table:table-cell table:style-name="ce8" table:formula="of:=SQRT([.$B17]*[.J$41])" office:value-type="float" office:value="119.582607431014" calcext:value-type="float">
            <text:p>120</text:p>
          </table:table-cell>
          <table:table-cell table:style-name="ce8" table:formula="of:=SQRT([.$B17]*[.K$41])" office:value-type="float" office:value="124.096736459909" calcext:value-type="float">
            <text:p>124</text:p>
          </table:table-cell>
          <table:table-cell table:style-name="ce8" table:formula="of:=SQRT([.$B17]*[.L$41])" office:value-type="float" office:value="128.452325786651" calcext:value-type="float">
            <text:p>128</text:p>
          </table:table-cell>
          <table:table-cell table:style-name="ce8" table:formula="of:=SQRT([.$B17]*[.M$41])" office:value-type="float" office:value="132.664991614216" calcext:value-type="float">
            <text:p>133</text:p>
          </table:table-cell>
          <table:table-cell table:style-name="ce8" table:formula="of:=SQRT([.$B17]*[.N$41])" office:value-type="float" office:value="136.747943311773" calcext:value-type="float">
            <text:p>137</text:p>
          </table:table-cell>
          <table:table-cell table:style-name="ce8" table:formula="of:=SQRT([.$B17]*[.O$41])" office:value-type="float" office:value="140.712472794703" calcext:value-type="float">
            <text:p>141</text:p>
          </table:table-cell>
          <table:table-cell table:style-name="ce8" table:formula="of:=SQRT([.$B17]*[.P$41])" office:value-type="float" office:value="144.56832294801" calcext:value-type="float">
            <text:p>145</text:p>
          </table:table-cell>
          <table:table-cell table:style-name="ce8" table:formula="of:=SQRT([.$B17]*[.Q$41])" office:value-type="float" office:value="148.323969741913" calcext:value-type="float">
            <text:p>148</text:p>
          </table:table-cell>
          <table:table-cell table:style-name="ce8" table:formula="of:=SQRT([.$B17]*[.R$41])" office:value-type="float" office:value="151.986841535707" calcext:value-type="float">
            <text:p>152</text:p>
          </table:table-cell>
          <table:table-cell table:style-name="ce8" table:formula="of:=SQRT([.$B17]*[.S$41])" office:value-type="float" office:value="155.56349186104" calcext:value-type="float">
            <text:p>156</text:p>
          </table:table-cell>
          <table:table-cell table:style-name="ce10" table:formula="of:=SQRT([.$B17]*[.T$41])" office:value-type="float" office:value="159.059737205869" calcext:value-type="float">
            <text:p>159</text:p>
          </table:table-cell>
          <table:table-cell table:style-name="ce10" table:formula="of:=SQRT([.$B17]*[.U$41])" office:value-type="float" office:value="162.480768092719" calcext:value-type="float">
            <text:p>162</text:p>
          </table:table-cell>
          <table:table-cell table:style-name="ce10" table:formula="of:=SQRT([.$B17]*[.V$41])" office:value-type="float" office:value="165.83123951777" calcext:value-type="float">
            <text:p>166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15" calcext:value-type="float">
            <text:p>215</text:p>
          </table:table-cell>
          <table:table-cell table:style-name="ce7" table:formula="of:=SQRT([.$B18]*[.C$41])" office:value-type="float" office:value="80.3118920210451" calcext:value-type="float">
            <text:p>80</text:p>
          </table:table-cell>
          <table:table-cell table:style-name="ce7" table:formula="of:=SQRT([.$B18]*[.D$41])" office:value-type="float" office:value="86.7467578644874" calcext:value-type="float">
            <text:p>87</text:p>
          </table:table-cell>
          <table:table-cell table:style-name="ce7" table:formula="of:=SQRT([.$B18]*[.E$41])" office:value-type="float" office:value="92.736184954957" calcext:value-type="float">
            <text:p>93</text:p>
          </table:table-cell>
          <table:table-cell table:style-name="ce7" table:formula="of:=SQRT([.$B18]*[.F$41])" office:value-type="float" office:value="98.36157786453" calcext:value-type="float">
            <text:p>98</text:p>
          </table:table-cell>
          <table:table-cell table:style-name="ce7" table:formula="of:=SQRT([.$B18]*[.G$41])" office:value-type="float" office:value="103.682206766639" calcext:value-type="float">
            <text:p>104</text:p>
          </table:table-cell>
          <table:table-cell table:style-name="ce8" table:formula="of:=SQRT([.$B18]*[.H$41])" office:value-type="float" office:value="108.742815854658" calcext:value-type="float">
            <text:p>109</text:p>
          </table:table-cell>
          <table:table-cell table:style-name="ce8" table:formula="of:=SQRT([.$B18]*[.I$41])" office:value-type="float" office:value="113.578166916005" calcext:value-type="float">
            <text:p>114</text:p>
          </table:table-cell>
          <table:table-cell table:style-name="ce8" table:formula="of:=SQRT([.$B18]*[.J$41])" office:value-type="float" office:value="118.215904175369" calcext:value-type="float">
            <text:p>118</text:p>
          </table:table-cell>
          <table:table-cell table:style-name="ce8" table:formula="of:=SQRT([.$B18]*[.K$41])" office:value-type="float" office:value="122.678441463853" calcext:value-type="float">
            <text:p>123</text:p>
          </table:table-cell>
          <table:table-cell table:style-name="ce8" table:formula="of:=SQRT([.$B18]*[.L$41])" office:value-type="float" office:value="126.984250992003" calcext:value-type="float">
            <text:p>127</text:p>
          </table:table-cell>
          <table:table-cell table:style-name="ce8" table:formula="of:=SQRT([.$B18]*[.M$41])" office:value-type="float" office:value="131.14877048604" calcext:value-type="float">
            <text:p>131</text:p>
          </table:table-cell>
          <table:table-cell table:style-name="ce8" table:formula="of:=SQRT([.$B18]*[.N$41])" office:value-type="float" office:value="135.185058345958" calcext:value-type="float">
            <text:p>135</text:p>
          </table:table-cell>
          <table:table-cell table:style-name="ce8" table:formula="of:=SQRT([.$B18]*[.O$41])" office:value-type="float" office:value="139.104277432436" calcext:value-type="float">
            <text:p>139</text:p>
          </table:table-cell>
          <table:table-cell table:style-name="ce8" table:formula="of:=SQRT([.$B18]*[.P$41])" office:value-type="float" office:value="142.916059279565" calcext:value-type="float">
            <text:p>143</text:p>
          </table:table-cell>
          <table:table-cell table:style-name="ce8" table:formula="of:=SQRT([.$B18]*[.Q$41])" office:value-type="float" office:value="146.628782986152" calcext:value-type="float">
            <text:p>147</text:p>
          </table:table-cell>
          <table:table-cell table:style-name="ce8" table:formula="of:=SQRT([.$B18]*[.R$41])" office:value-type="float" office:value="150.249792013167" calcext:value-type="float">
            <text:p>150</text:p>
          </table:table-cell>
          <table:table-cell table:style-name="ce11" table:formula="of:=SQRT([.$B18]*[.S$41])" office:value-type="float" office:value="153.785564992297" calcext:value-type="float">
            <text:p>154</text:p>
          </table:table-cell>
          <table:table-cell table:style-name="ce10" table:formula="of:=SQRT([.$B18]*[.T$41])" office:value-type="float" office:value="157.241851935164" calcext:value-type="float">
            <text:p>157</text:p>
          </table:table-cell>
          <table:table-cell table:style-name="ce10" table:formula="of:=SQRT([.$B18]*[.U$41])" office:value-type="float" office:value="160.62378404209" calcext:value-type="float">
            <text:p>161</text:p>
          </table:table-cell>
          <table:table-cell table:style-name="ce10" table:formula="of:=SQRT([.$B18]*[.V$41])" office:value-type="float" office:value="163.93596310755" calcext:value-type="float">
            <text:p>164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10" calcext:value-type="float">
            <text:p>210</text:p>
          </table:table-cell>
          <table:table-cell table:style-name="ce7" table:formula="of:=SQRT([.$B19]*[.C$41])" office:value-type="float" office:value="79.3725393319377" calcext:value-type="float">
            <text:p>79</text:p>
          </table:table-cell>
          <table:table-cell table:style-name="ce7" table:formula="of:=SQRT([.$B19]*[.D$41])" office:value-type="float" office:value="85.7321409974112" calcext:value-type="float">
            <text:p>86</text:p>
          </table:table-cell>
          <table:table-cell table:style-name="ce7" table:formula="of:=SQRT([.$B19]*[.E$41])" office:value-type="float" office:value="91.6515138991168" calcext:value-type="float">
            <text:p>92</text:p>
          </table:table-cell>
          <table:table-cell table:style-name="ce7" table:formula="of:=SQRT([.$B19]*[.F$41])" office:value-type="float" office:value="97.2111104761179" calcext:value-type="float">
            <text:p>97</text:p>
          </table:table-cell>
          <table:table-cell table:style-name="ce7" table:formula="of:=SQRT([.$B19]*[.G$41])" office:value-type="float" office:value="102.469507659596" calcext:value-type="float">
            <text:p>102</text:p>
          </table:table-cell>
          <table:table-cell table:style-name="ce8" table:formula="of:=SQRT([.$B19]*[.H$41])" office:value-type="float" office:value="107.470926301023" calcext:value-type="float">
            <text:p>107</text:p>
          </table:table-cell>
          <table:table-cell table:style-name="ce8" table:formula="of:=SQRT([.$B19]*[.I$41])" office:value-type="float" office:value="112.249721603218" calcext:value-type="float">
            <text:p>112</text:p>
          </table:table-cell>
          <table:table-cell table:style-name="ce8" table:formula="of:=SQRT([.$B19]*[.J$41])" office:value-type="float" office:value="116.833214455479" calcext:value-type="float">
            <text:p>117</text:p>
          </table:table-cell>
          <table:table-cell table:style-name="ce8" table:formula="of:=SQRT([.$B19]*[.K$41])" office:value-type="float" office:value="121.243556529821" calcext:value-type="float">
            <text:p>121</text:p>
          </table:table-cell>
          <table:table-cell table:style-name="ce8" table:formula="of:=SQRT([.$B19]*[.L$41])" office:value-type="float" office:value="125.499003980111" calcext:value-type="float">
            <text:p>125</text:p>
          </table:table-cell>
          <table:table-cell table:style-name="ce8" table:formula="of:=SQRT([.$B19]*[.M$41])" office:value-type="float" office:value="129.614813968157" calcext:value-type="float">
            <text:p>130</text:p>
          </table:table-cell>
          <table:table-cell table:style-name="ce8" table:formula="of:=SQRT([.$B19]*[.N$41])" office:value-type="float" office:value="133.603892158874" calcext:value-type="float">
            <text:p>134</text:p>
          </table:table-cell>
          <table:table-cell table:style-name="ce8" table:formula="of:=SQRT([.$B19]*[.O$41])" office:value-type="float" office:value="137.477270848675" calcext:value-type="float">
            <text:p>137</text:p>
          </table:table-cell>
          <table:table-cell table:style-name="ce8" table:formula="of:=SQRT([.$B19]*[.P$41])" office:value-type="float" office:value="141.244468918255" calcext:value-type="float">
            <text:p>141</text:p>
          </table:table-cell>
          <table:table-cell table:style-name="ce8" table:formula="of:=SQRT([.$B19]*[.Q$41])" office:value-type="float" office:value="144.913767461894" calcext:value-type="float">
            <text:p>145</text:p>
          </table:table-cell>
          <table:table-cell table:style-name="ce8" table:formula="of:=SQRT([.$B19]*[.R$41])" office:value-type="float" office:value="148.492424049175" calcext:value-type="float">
            <text:p>148</text:p>
          </table:table-cell>
          <table:table-cell table:style-name="ce10" table:formula="of:=SQRT([.$B19]*[.S$41])" office:value-type="float" office:value="151.986841535707" calcext:value-type="float">
            <text:p>152</text:p>
          </table:table-cell>
          <table:table-cell table:style-name="ce10" table:formula="of:=SQRT([.$B19]*[.T$41])" office:value-type="float" office:value="155.402702679201" calcext:value-type="float">
            <text:p>155</text:p>
          </table:table-cell>
          <table:table-cell table:style-name="ce10" table:formula="of:=SQRT([.$B19]*[.U$41])" office:value-type="float" office:value="158.745078663875" calcext:value-type="float">
            <text:p>159</text:p>
          </table:table-cell>
          <table:table-cell table:style-name="ce10" table:formula="of:=SQRT([.$B19]*[.V$41])" office:value-type="float" office:value="162.018517460197" calcext:value-type="float">
            <text:p>162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05" calcext:value-type="float">
            <text:p>205</text:p>
          </table:table-cell>
          <table:table-cell table:style-name="ce7" table:formula="of:=SQRT([.$B20]*[.C$41])" office:value-type="float" office:value="78.4219357067906" calcext:value-type="float">
            <text:p>78</text:p>
          </table:table-cell>
          <table:table-cell table:style-name="ce7" table:formula="of:=SQRT([.$B20]*[.D$41])" office:value-type="float" office:value="84.7053717304871" calcext:value-type="float">
            <text:p>85</text:p>
          </table:table-cell>
          <table:table-cell table:style-name="ce7" table:formula="of:=SQRT([.$B20]*[.E$41])" office:value-type="float" office:value="90.5538513813742" calcext:value-type="float">
            <text:p>91</text:p>
          </table:table-cell>
          <table:table-cell table:style-name="ce7" table:formula="of:=SQRT([.$B20]*[.F$41])" office:value-type="float" office:value="96.0468635614927" calcext:value-type="float">
            <text:p>96</text:p>
          </table:table-cell>
          <table:table-cell table:style-name="ce7" table:formula="of:=SQRT([.$B20]*[.G$41])" office:value-type="float" office:value="101.242283656583" calcext:value-type="float">
            <text:p>101</text:p>
          </table:table-cell>
          <table:table-cell table:style-name="ce8" table:formula="of:=SQRT([.$B20]*[.H$41])" office:value-type="float" office:value="106.183802907977" calcext:value-type="float">
            <text:p>106</text:p>
          </table:table-cell>
          <table:table-cell table:style-name="ce8" table:formula="of:=SQRT([.$B20]*[.I$41])" office:value-type="float" office:value="110.905365064094" calcext:value-type="float">
            <text:p>111</text:p>
          </table:table-cell>
          <table:table-cell table:style-name="ce8" table:formula="of:=SQRT([.$B20]*[.J$41])" office:value-type="float" office:value="115.433963806152" calcext:value-type="float">
            <text:p>115</text:p>
          </table:table-cell>
          <table:table-cell table:style-name="ce8" table:formula="of:=SQRT([.$B20]*[.K$41])" office:value-type="float" office:value="119.791485507109" calcext:value-type="float">
            <text:p>120</text:p>
          </table:table-cell>
          <table:table-cell table:style-name="ce8" table:formula="of:=SQRT([.$B20]*[.L$41])" office:value-type="float" office:value="123.995967676372" calcext:value-type="float">
            <text:p>124</text:p>
          </table:table-cell>
          <table:table-cell table:style-name="ce8" table:formula="of:=SQRT([.$B20]*[.M$41])" office:value-type="float" office:value="128.062484748657" calcext:value-type="float">
            <text:p>128</text:p>
          </table:table-cell>
          <table:table-cell table:style-name="ce8" table:formula="of:=SQRT([.$B20]*[.N$41])" office:value-type="float" office:value="132.003787824441" calcext:value-type="float">
            <text:p>132</text:p>
          </table:table-cell>
          <table:table-cell table:style-name="ce8" table:formula="of:=SQRT([.$B20]*[.O$41])" office:value-type="float" office:value="135.830777072061" calcext:value-type="float">
            <text:p>136</text:p>
          </table:table-cell>
          <table:table-cell table:style-name="ce8" table:formula="of:=SQRT([.$B20]*[.P$41])" office:value-type="float" office:value="139.552857369529" calcext:value-type="float">
            <text:p>140</text:p>
          </table:table-cell>
          <table:table-cell table:style-name="ce8" table:formula="of:=SQRT([.$B20]*[.Q$41])" office:value-type="float" office:value="143.178210632764" calcext:value-type="float">
            <text:p>143</text:p>
          </table:table-cell>
          <table:table-cell table:style-name="ce11" table:formula="of:=SQRT([.$B20]*[.R$41])" office:value-type="float" office:value="146.714007511212" calcext:value-type="float">
            <text:p>147</text:p>
          </table:table-cell>
          <table:table-cell table:style-name="ce10" table:formula="of:=SQRT([.$B20]*[.S$41])" office:value-type="float" office:value="150.166574176812" calcext:value-type="float">
            <text:p>150</text:p>
          </table:table-cell>
          <table:table-cell table:style-name="ce10" table:formula="of:=SQRT([.$B20]*[.T$41])" office:value-type="float" office:value="153.541525327841" calcext:value-type="float">
            <text:p>154</text:p>
          </table:table-cell>
          <table:table-cell table:style-name="ce10" table:formula="of:=SQRT([.$B20]*[.U$41])" office:value-type="float" office:value="156.843871413581" calcext:value-type="float">
            <text:p>157</text:p>
          </table:table-cell>
          <table:table-cell table:style-name="ce10" table:formula="of:=SQRT([.$B20]*[.V$41])" office:value-type="float" office:value="160.078105935821" calcext:value-type="float">
            <text:p>16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200" calcext:value-type="float">
            <text:p>200</text:p>
          </table:table-cell>
          <table:table-cell table:style-name="ce7" table:formula="of:=SQRT([.$B21]*[.C$41])" office:value-type="float" office:value="77.4596669241483" calcext:value-type="float">
            <text:p>77</text:p>
          </table:table-cell>
          <table:table-cell table:style-name="ce7" table:formula="of:=SQRT([.$B21]*[.D$41])" office:value-type="float" office:value="83.6660026534076" calcext:value-type="float">
            <text:p>84</text:p>
          </table:table-cell>
          <table:table-cell table:style-name="ce7" table:formula="of:=SQRT([.$B21]*[.E$41])" office:value-type="float" office:value="89.4427190999916" calcext:value-type="float">
            <text:p>89</text:p>
          </table:table-cell>
          <table:table-cell table:style-name="ce7" table:formula="of:=SQRT([.$B21]*[.F$41])" office:value-type="float" office:value="94.8683298050514" calcext:value-type="float">
            <text:p>95</text:p>
          </table:table-cell>
          <table:table-cell table:style-name="ce8" table:formula="of:=SQRT([.$B21]*[.G$41])" office:value-type="float" office:value="100" calcext:value-type="float">
            <text:p>100</text:p>
          </table:table-cell>
          <table:table-cell table:style-name="ce8" table:formula="of:=SQRT([.$B21]*[.H$41])" office:value-type="float" office:value="104.880884817015" calcext:value-type="float">
            <text:p>105</text:p>
          </table:table-cell>
          <table:table-cell table:style-name="ce8" table:formula="of:=SQRT([.$B21]*[.I$41])" office:value-type="float" office:value="109.544511501033" calcext:value-type="float">
            <text:p>110</text:p>
          </table:table-cell>
          <table:table-cell table:style-name="ce8" table:formula="of:=SQRT([.$B21]*[.J$41])" office:value-type="float" office:value="114.017542509914" calcext:value-type="float">
            <text:p>114</text:p>
          </table:table-cell>
          <table:table-cell table:style-name="ce8" table:formula="of:=SQRT([.$B21]*[.K$41])" office:value-type="float" office:value="118.321595661992" calcext:value-type="float">
            <text:p>118</text:p>
          </table:table-cell>
          <table:table-cell table:style-name="ce8" table:formula="of:=SQRT([.$B21]*[.L$41])" office:value-type="float" office:value="122.474487139159" calcext:value-type="float">
            <text:p>122</text:p>
          </table:table-cell>
          <table:table-cell table:style-name="ce8" table:formula="of:=SQRT([.$B21]*[.M$41])" office:value-type="float" office:value="126.491106406735" calcext:value-type="float">
            <text:p>126</text:p>
          </table:table-cell>
          <table:table-cell table:style-name="ce8" table:formula="of:=SQRT([.$B21]*[.N$41])" office:value-type="float" office:value="130.384048104053" calcext:value-type="float">
            <text:p>130</text:p>
          </table:table-cell>
          <table:table-cell table:style-name="ce8" table:formula="of:=SQRT([.$B21]*[.O$41])" office:value-type="float" office:value="134.164078649987" calcext:value-type="float">
            <text:p>134</text:p>
          </table:table-cell>
          <table:table-cell table:style-name="ce8" table:formula="of:=SQRT([.$B21]*[.P$41])" office:value-type="float" office:value="137.840487520902" calcext:value-type="float">
            <text:p>138</text:p>
          </table:table-cell>
          <table:table-cell table:style-name="ce8" table:formula="of:=SQRT([.$B21]*[.Q$41])" office:value-type="float" office:value="141.42135623731" calcext:value-type="float">
            <text:p>141</text:p>
          </table:table-cell>
          <table:table-cell table:style-name="ce10" table:formula="of:=SQRT([.$B21]*[.R$41])" office:value-type="float" office:value="144.913767461894" calcext:value-type="float">
            <text:p>145</text:p>
          </table:table-cell>
          <table:table-cell table:style-name="ce10" table:formula="of:=SQRT([.$B21]*[.S$41])" office:value-type="float" office:value="148.323969741913" calcext:value-type="float">
            <text:p>148</text:p>
          </table:table-cell>
          <table:table-cell table:style-name="ce10" table:formula="of:=SQRT([.$B21]*[.T$41])" office:value-type="float" office:value="151.657508881031" calcext:value-type="float">
            <text:p>152</text:p>
          </table:table-cell>
          <table:table-cell table:style-name="ce10" table:formula="of:=SQRT([.$B21]*[.U$41])" office:value-type="float" office:value="154.919333848297" calcext:value-type="float">
            <text:p>155</text:p>
          </table:table-cell>
          <table:table-cell table:style-name="ce10" table:formula="of:=SQRT([.$B21]*[.V$41])" office:value-type="float" office:value="158.113883008419" calcext:value-type="float">
            <text:p>15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95" calcext:value-type="float">
            <text:p>195</text:p>
          </table:table-cell>
          <table:table-cell table:style-name="ce7" table:formula="of:=SQRT([.$B22]*[.C$41])" office:value-type="float" office:value="76.4852927038918" calcext:value-type="float">
            <text:p>76</text:p>
          </table:table-cell>
          <table:table-cell table:style-name="ce7" table:formula="of:=SQRT([.$B22]*[.D$41])" office:value-type="float" office:value="82.6135582092915" calcext:value-type="float">
            <text:p>83</text:p>
          </table:table-cell>
          <table:table-cell table:style-name="ce7" table:formula="of:=SQRT([.$B22]*[.E$41])" office:value-type="float" office:value="88.3176086632785" calcext:value-type="float">
            <text:p>88</text:p>
          </table:table-cell>
          <table:table-cell table:style-name="ce7" table:formula="of:=SQRT([.$B22]*[.F$41])" office:value-type="float" office:value="93.674969975976" calcext:value-type="float">
            <text:p>94</text:p>
          </table:table-cell>
          <table:table-cell table:style-name="ce8" table:formula="of:=SQRT([.$B22]*[.G$41])" office:value-type="float" office:value="98.7420882906575" calcext:value-type="float">
            <text:p>99</text:p>
          </table:table-cell>
          <table:table-cell table:style-name="ce8" table:formula="of:=SQRT([.$B22]*[.H$41])" office:value-type="float" office:value="103.56157588604" calcext:value-type="float">
            <text:p>104</text:p>
          </table:table-cell>
          <table:table-cell table:style-name="ce8" table:formula="of:=SQRT([.$B22]*[.I$41])" office:value-type="float" office:value="108.16653826392" calcext:value-type="float">
            <text:p>108</text:p>
          </table:table-cell>
          <table:table-cell table:style-name="ce8" table:formula="of:=SQRT([.$B22]*[.J$41])" office:value-type="float" office:value="112.583302491977" calcext:value-type="float">
            <text:p>113</text:p>
          </table:table-cell>
          <table:table-cell table:style-name="ce8" table:formula="of:=SQRT([.$B22]*[.K$41])" office:value-type="float" office:value="116.833214455479" calcext:value-type="float">
            <text:p>117</text:p>
          </table:table-cell>
          <table:table-cell table:style-name="ce8" table:formula="of:=SQRT([.$B22]*[.L$41])" office:value-type="float" office:value="120.933866224478" calcext:value-type="float">
            <text:p>121</text:p>
          </table:table-cell>
          <table:table-cell table:style-name="ce8" table:formula="of:=SQRT([.$B22]*[.M$41])" office:value-type="float" office:value="124.899959967968" calcext:value-type="float">
            <text:p>125</text:p>
          </table:table-cell>
          <table:table-cell table:style-name="ce8" table:formula="of:=SQRT([.$B22]*[.N$41])" office:value-type="float" office:value="128.743931895837" calcext:value-type="float">
            <text:p>129</text:p>
          </table:table-cell>
          <table:table-cell table:style-name="ce8" table:formula="of:=SQRT([.$B22]*[.O$41])" office:value-type="float" office:value="132.476412994918" calcext:value-type="float">
            <text:p>132</text:p>
          </table:table-cell>
          <table:table-cell table:style-name="ce8" table:formula="of:=SQRT([.$B22]*[.P$41])" office:value-type="float" office:value="136.106575888162" calcext:value-type="float">
            <text:p>136</text:p>
          </table:table-cell>
          <table:table-cell table:style-name="ce11" table:formula="of:=SQRT([.$B22]*[.Q$41])" office:value-type="float" office:value="139.642400437689" calcext:value-type="float">
            <text:p>140</text:p>
          </table:table-cell>
          <table:table-cell table:style-name="ce10" table:formula="of:=SQRT([.$B22]*[.R$41])" office:value-type="float" office:value="143.090880212542" calcext:value-type="float">
            <text:p>143</text:p>
          </table:table-cell>
          <table:table-cell table:style-name="ce10" table:formula="of:=SQRT([.$B22]*[.S$41])" office:value-type="float" office:value="146.458185158768" calcext:value-type="float">
            <text:p>146</text:p>
          </table:table-cell>
          <table:table-cell table:style-name="ce10" table:formula="of:=SQRT([.$B22]*[.T$41])" office:value-type="float" office:value="149.749791318719" calcext:value-type="float">
            <text:p>150</text:p>
          </table:table-cell>
          <table:table-cell table:style-name="ce10" table:formula="of:=SQRT([.$B22]*[.U$41])" office:value-type="float" office:value="152.970585407784" calcext:value-type="float">
            <text:p>153</text:p>
          </table:table-cell>
          <table:table-cell table:style-name="ce10" table:formula="of:=SQRT([.$B22]*[.V$41])" office:value-type="float" office:value="156.12494995996" calcext:value-type="float">
            <text:p>156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90" calcext:value-type="float">
            <text:p>190</text:p>
          </table:table-cell>
          <table:table-cell table:style-name="ce7" table:formula="of:=SQRT([.$B23]*[.C$41])" office:value-type="float" office:value="75.4983443527075" calcext:value-type="float">
            <text:p>75</text:p>
          </table:table-cell>
          <table:table-cell table:style-name="ce7" table:formula="of:=SQRT([.$B23]*[.D$41])" office:value-type="float" office:value="81.5475321515005" calcext:value-type="float">
            <text:p>82</text:p>
          </table:table-cell>
          <table:table-cell table:style-name="ce7" table:formula="of:=SQRT([.$B23]*[.E$41])" office:value-type="float" office:value="87.1779788708135" calcext:value-type="float">
            <text:p>87</text:p>
          </table:table-cell>
          <table:table-cell table:style-name="ce7" table:formula="of:=SQRT([.$B23]*[.F$41])" office:value-type="float" office:value="92.4662100445346" calcext:value-type="float">
            <text:p>92</text:p>
          </table:table-cell>
          <table:table-cell table:style-name="ce8" table:formula="of:=SQRT([.$B23]*[.G$41])" office:value-type="float" office:value="97.4679434480897" calcext:value-type="float">
            <text:p>97</text:p>
          </table:table-cell>
          <table:table-cell table:style-name="ce8" table:formula="of:=SQRT([.$B23]*[.H$41])" office:value-type="float" office:value="102.225241501304" calcext:value-type="float">
            <text:p>102</text:p>
          </table:table-cell>
          <table:table-cell table:style-name="ce8" table:formula="of:=SQRT([.$B23]*[.I$41])" office:value-type="float" office:value="106.770782520313" calcext:value-type="float">
            <text:p>107</text:p>
          </table:table-cell>
          <table:table-cell table:style-name="ce8" table:formula="of:=SQRT([.$B23]*[.J$41])" office:value-type="float" office:value="111.130553854464" calcext:value-type="float">
            <text:p>111</text:p>
          </table:table-cell>
          <table:table-cell table:style-name="ce8" table:formula="of:=SQRT([.$B23]*[.K$41])" office:value-type="float" office:value="115.325625946708" calcext:value-type="float">
            <text:p>115</text:p>
          </table:table-cell>
          <table:table-cell table:style-name="ce8" table:formula="of:=SQRT([.$B23]*[.L$41])" office:value-type="float" office:value="119.373363863133" calcext:value-type="float">
            <text:p>119</text:p>
          </table:table-cell>
          <table:table-cell table:style-name="ce8" table:formula="of:=SQRT([.$B23]*[.M$41])" office:value-type="float" office:value="123.28828005938" calcext:value-type="float">
            <text:p>123</text:p>
          </table:table-cell>
          <table:table-cell table:style-name="ce8" table:formula="of:=SQRT([.$B23]*[.N$41])" office:value-type="float" office:value="127.082650271388" calcext:value-type="float">
            <text:p>127</text:p>
          </table:table-cell>
          <table:table-cell table:style-name="ce8" table:formula="of:=SQRT([.$B23]*[.O$41])" office:value-type="float" office:value="130.76696830622" calcext:value-type="float">
            <text:p>131</text:p>
          </table:table-cell>
          <table:table-cell table:style-name="ce8" table:formula="of:=SQRT([.$B23]*[.P$41])" office:value-type="float" office:value="134.350288425444" calcext:value-type="float">
            <text:p>134</text:p>
          </table:table-cell>
          <table:table-cell table:style-name="ce10" table:formula="of:=SQRT([.$B23]*[.Q$41])" office:value-type="float" office:value="137.840487520902" calcext:value-type="float">
            <text:p>138</text:p>
          </table:table-cell>
          <table:table-cell table:style-name="ce10" table:formula="of:=SQRT([.$B23]*[.R$41])" office:value-type="float" office:value="141.244468918255" calcext:value-type="float">
            <text:p>141</text:p>
          </table:table-cell>
          <table:table-cell table:style-name="ce10" table:formula="of:=SQRT([.$B23]*[.S$41])" office:value-type="float" office:value="144.56832294801" calcext:value-type="float">
            <text:p>145</text:p>
          </table:table-cell>
          <table:table-cell table:style-name="ce10" table:formula="of:=SQRT([.$B23]*[.T$41])" office:value-type="float" office:value="147.817454990945" calcext:value-type="float">
            <text:p>148</text:p>
          </table:table-cell>
          <table:table-cell table:style-name="ce10" table:formula="of:=SQRT([.$B23]*[.U$41])" office:value-type="float" office:value="150.996688705415" calcext:value-type="float">
            <text:p>151</text:p>
          </table:table-cell>
          <table:table-cell table:style-name="ce10" table:formula="of:=SQRT([.$B23]*[.V$41])" office:value-type="float" office:value="154.110350074224" calcext:value-type="float">
            <text:p>154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85" calcext:value-type="float">
            <text:p>185</text:p>
          </table:table-cell>
          <table:table-cell table:style-name="ce7" table:formula="of:=SQRT([.$B24]*[.C$41])" office:value-type="float" office:value="74.4983221287567" calcext:value-type="float">
            <text:p>74</text:p>
          </table:table-cell>
          <table:table-cell table:style-name="ce7" table:formula="of:=SQRT([.$B24]*[.D$41])" office:value-type="float" office:value="80.4673846971554" calcext:value-type="float">
            <text:p>80</text:p>
          </table:table-cell>
          <table:table-cell table:style-name="ce7" table:formula="of:=SQRT([.$B24]*[.E$41])" office:value-type="float" office:value="86.0232526704263" calcext:value-type="float">
            <text:p>86</text:p>
          </table:table-cell>
          <table:table-cell table:style-name="ce7" table:formula="of:=SQRT([.$B24]*[.F$41])" office:value-type="float" office:value="91.2414379544733" calcext:value-type="float">
            <text:p>91</text:p>
          </table:table-cell>
          <table:table-cell table:style-name="ce8" table:formula="of:=SQRT([.$B24]*[.G$41])" office:value-type="float" office:value="96.1769203083567" calcext:value-type="float">
            <text:p>96</text:p>
          </table:table-cell>
          <table:table-cell table:style-name="ce8" table:formula="of:=SQRT([.$B24]*[.H$41])" office:value-type="float" office:value="100.87120500916" calcext:value-type="float">
            <text:p>101</text:p>
          </table:table-cell>
          <table:table-cell table:style-name="ce8" table:formula="of:=SQRT([.$B24]*[.I$41])" office:value-type="float" office:value="105.356537528527" calcext:value-type="float">
            <text:p>105</text:p>
          </table:table-cell>
          <table:table-cell table:style-name="ce8" table:formula="of:=SQRT([.$B24]*[.J$41])" office:value-type="float" office:value="109.658560997307" calcext:value-type="float">
            <text:p>110</text:p>
          </table:table-cell>
          <table:table-cell table:style-name="ce8" table:formula="of:=SQRT([.$B24]*[.K$41])" office:value-type="float" office:value="113.79806676741" calcext:value-type="float">
            <text:p>114</text:p>
          </table:table-cell>
          <table:table-cell table:style-name="ce8" table:formula="of:=SQRT([.$B24]*[.L$41])" office:value-type="float" office:value="117.792189893897" calcext:value-type="float">
            <text:p>118</text:p>
          </table:table-cell>
          <table:table-cell table:style-name="ce8" table:formula="of:=SQRT([.$B24]*[.M$41])" office:value-type="float" office:value="121.655250605964" calcext:value-type="float">
            <text:p>122</text:p>
          </table:table-cell>
          <table:table-cell table:style-name="ce8" table:formula="of:=SQRT([.$B24]*[.N$41])" office:value-type="float" office:value="125.399362039845" calcext:value-type="float">
            <text:p>125</text:p>
          </table:table-cell>
          <table:table-cell table:style-name="ce8" table:formula="of:=SQRT([.$B24]*[.O$41])" office:value-type="float" office:value="129.034879005639" calcext:value-type="float">
            <text:p>129</text:p>
          </table:table-cell>
          <table:table-cell table:style-name="ce10" table:formula="of:=SQRT([.$B24]*[.P$41])" office:value-type="float" office:value="132.570735835629" calcext:value-type="float">
            <text:p>133</text:p>
          </table:table-cell>
          <table:table-cell table:style-name="ce10" table:formula="of:=SQRT([.$B24]*[.Q$41])" office:value-type="float" office:value="136.014705087354" calcext:value-type="float">
            <text:p>136</text:p>
          </table:table-cell>
          <table:table-cell table:style-name="ce10" table:formula="of:=SQRT([.$B24]*[.R$41])" office:value-type="float" office:value="139.373598647664" calcext:value-type="float">
            <text:p>139</text:p>
          </table:table-cell>
          <table:table-cell table:style-name="ce10" table:formula="of:=SQRT([.$B24]*[.S$41])" office:value-type="float" office:value="142.653426176871" calcext:value-type="float">
            <text:p>143</text:p>
          </table:table-cell>
          <table:table-cell table:style-name="ce10" table:formula="of:=SQRT([.$B24]*[.T$41])" office:value-type="float" office:value="145.859521458148" calcext:value-type="float">
            <text:p>146</text:p>
          </table:table-cell>
          <table:table-cell table:style-name="ce10" table:formula="of:=SQRT([.$B24]*[.U$41])" office:value-type="float" office:value="148.996644257513" calcext:value-type="float">
            <text:p>149</text:p>
          </table:table-cell>
          <table:table-cell table:style-name="ce10" table:formula="of:=SQRT([.$B24]*[.V$41])" office:value-type="float" office:value="152.069063257456" calcext:value-type="float">
            <text:p>152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80" calcext:value-type="float">
            <text:p>180</text:p>
          </table:table-cell>
          <table:table-cell table:style-name="ce7" table:formula="of:=SQRT([.$B25]*[.C$41])" office:value-type="float" office:value="73.4846922834953" calcext:value-type="float">
            <text:p>73</text:p>
          </table:table-cell>
          <table:table-cell table:style-name="ce7" table:formula="of:=SQRT([.$B25]*[.D$41])" office:value-type="float" office:value="79.3725393319377" calcext:value-type="float">
            <text:p>79</text:p>
          </table:table-cell>
          <table:table-cell table:style-name="ce7" table:formula="of:=SQRT([.$B25]*[.E$41])" office:value-type="float" office:value="84.8528137423857" calcext:value-type="float">
            <text:p>85</text:p>
          </table:table-cell>
          <table:table-cell table:style-name="ce8" table:formula="of:=SQRT([.$B25]*[.F$41])" office:value-type="float" office:value="90" calcext:value-type="float">
            <text:p>90</text:p>
          </table:table-cell>
          <table:table-cell table:style-name="ce8" table:formula="of:=SQRT([.$B25]*[.G$41])" office:value-type="float" office:value="94.8683298050514" calcext:value-type="float">
            <text:p>95</text:p>
          </table:table-cell>
          <table:table-cell table:style-name="ce8" table:formula="of:=SQRT([.$B25]*[.H$41])" office:value-type="float" office:value="99.498743710662" calcext:value-type="float">
            <text:p>99</text:p>
          </table:table-cell>
          <table:table-cell table:style-name="ce8" table:formula="of:=SQRT([.$B25]*[.I$41])" office:value-type="float" office:value="103.923048454133" calcext:value-type="float">
            <text:p>104</text:p>
          </table:table-cell>
          <table:table-cell table:style-name="ce8" table:formula="of:=SQRT([.$B25]*[.J$41])" office:value-type="float" office:value="108.16653826392" calcext:value-type="float">
            <text:p>108</text:p>
          </table:table-cell>
          <table:table-cell table:style-name="ce8" table:formula="of:=SQRT([.$B25]*[.K$41])" office:value-type="float" office:value="112.249721603218" calcext:value-type="float">
            <text:p>112</text:p>
          </table:table-cell>
          <table:table-cell table:style-name="ce8" table:formula="of:=SQRT([.$B25]*[.L$41])" office:value-type="float" office:value="116.189500386223" calcext:value-type="float">
            <text:p>116</text:p>
          </table:table-cell>
          <table:table-cell table:style-name="ce8" table:formula="of:=SQRT([.$B25]*[.M$41])" office:value-type="float" office:value="120" calcext:value-type="float">
            <text:p>120</text:p>
          </table:table-cell>
          <table:table-cell table:style-name="ce8" table:formula="of:=SQRT([.$B25]*[.N$41])" office:value-type="float" office:value="123.69316876853" calcext:value-type="float">
            <text:p>124</text:p>
          </table:table-cell>
          <table:table-cell table:style-name="ce11" table:formula="of:=SQRT([.$B25]*[.O$41])" office:value-type="float" office:value="127.279220613579" calcext:value-type="float">
            <text:p>127</text:p>
          </table:table-cell>
          <table:table-cell table:style-name="ce10" table:formula="of:=SQRT([.$B25]*[.P$41])" office:value-type="float" office:value="130.76696830622" calcext:value-type="float">
            <text:p>131</text:p>
          </table:table-cell>
          <table:table-cell table:style-name="ce10" table:formula="of:=SQRT([.$B25]*[.Q$41])" office:value-type="float" office:value="134.164078649987" calcext:value-type="float">
            <text:p>134</text:p>
          </table:table-cell>
          <table:table-cell table:style-name="ce10" table:formula="of:=SQRT([.$B25]*[.R$41])" office:value-type="float" office:value="137.477270848675" calcext:value-type="float">
            <text:p>137</text:p>
          </table:table-cell>
          <table:table-cell table:style-name="ce10" table:formula="of:=SQRT([.$B25]*[.S$41])" office:value-type="float" office:value="140.712472794703" calcext:value-type="float">
            <text:p>141</text:p>
          </table:table-cell>
          <table:table-cell table:style-name="ce10" table:formula="of:=SQRT([.$B25]*[.T$41])" office:value-type="float" office:value="143.874945699382" calcext:value-type="float">
            <text:p>144</text:p>
          </table:table-cell>
          <table:table-cell table:style-name="ce10" table:formula="of:=SQRT([.$B25]*[.U$41])" office:value-type="float" office:value="146.969384566991" calcext:value-type="float">
            <text:p>147</text:p>
          </table:table-cell>
          <table:table-cell table:style-name="ce10" table:formula="of:=SQRT([.$B25]*[.V$41]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75" calcext:value-type="float">
            <text:p>175</text:p>
          </table:table-cell>
          <table:table-cell table:style-name="ce7" table:formula="of:=SQRT([.$B26]*[.C$41])" office:value-type="float" office:value="72.4568837309472" calcext:value-type="float">
            <text:p>72</text:p>
          </table:table-cell>
          <table:table-cell table:style-name="ce7" table:formula="of:=SQRT([.$B26]*[.D$41])" office:value-type="float" office:value="78.2623792124926" calcext:value-type="float">
            <text:p>78</text:p>
          </table:table-cell>
          <table:table-cell table:style-name="ce7" table:formula="of:=SQRT([.$B26]*[.E$41])" office:value-type="float" office:value="83.6660026534076" calcext:value-type="float">
            <text:p>84</text:p>
          </table:table-cell>
          <table:table-cell table:style-name="ce8" table:formula="of:=SQRT([.$B26]*[.F$41])" office:value-type="float" office:value="88.7411967464942" calcext:value-type="float">
            <text:p>89</text:p>
          </table:table-cell>
          <table:table-cell table:style-name="ce8" table:formula="of:=SQRT([.$B26]*[.G$41])" office:value-type="float" office:value="93.5414346693485" calcext:value-type="float">
            <text:p>94</text:p>
          </table:table-cell>
          <table:table-cell table:style-name="ce8" table:formula="of:=SQRT([.$B26]*[.H$41])" office:value-type="float" office:value="98.1070843517429" calcext:value-type="float">
            <text:p>98</text:p>
          </table:table-cell>
          <table:table-cell table:style-name="ce8" table:formula="of:=SQRT([.$B26]*[.I$41])" office:value-type="float" office:value="102.469507659596" calcext:value-type="float">
            <text:p>102</text:p>
          </table:table-cell>
          <table:table-cell table:style-name="ce8" table:formula="of:=SQRT([.$B26]*[.J$41])" office:value-type="float" office:value="106.653645038508" calcext:value-type="float">
            <text:p>107</text:p>
          </table:table-cell>
          <table:table-cell table:style-name="ce8" table:formula="of:=SQRT([.$B26]*[.K$41])" office:value-type="float" office:value="110.679718105893" calcext:value-type="float">
            <text:p>111</text:p>
          </table:table-cell>
          <table:table-cell table:style-name="ce8" table:formula="of:=SQRT([.$B26]*[.L$41])" office:value-type="float" office:value="114.564392373896" calcext:value-type="float">
            <text:p>115</text:p>
          </table:table-cell>
          <table:table-cell table:style-name="ce8" table:formula="of:=SQRT([.$B26]*[.M$41])" office:value-type="float" office:value="118.321595661992" calcext:value-type="float">
            <text:p>118</text:p>
          </table:table-cell>
          <table:table-cell table:style-name="ce8" table:formula="of:=SQRT([.$B26]*[.N$41])" office:value-type="float" office:value="121.963109176505" calcext:value-type="float">
            <text:p>122</text:p>
          </table:table-cell>
          <table:table-cell table:style-name="ce10" table:formula="of:=SQRT([.$B26]*[.O$41])" office:value-type="float" office:value="125.499003980111" calcext:value-type="float">
            <text:p>125</text:p>
          </table:table-cell>
          <table:table-cell table:style-name="ce10" table:formula="of:=SQRT([.$B26]*[.P$41])" office:value-type="float" office:value="128.937969582276" calcext:value-type="float">
            <text:p>129</text:p>
          </table:table-cell>
          <table:table-cell table:style-name="ce10" table:formula="of:=SQRT([.$B26]*[.Q$41])" office:value-type="float" office:value="132.28756555323" calcext:value-type="float">
            <text:p>132</text:p>
          </table:table-cell>
          <table:table-cell table:style-name="ce10" table:formula="of:=SQRT([.$B26]*[.R$41])" office:value-type="float" office:value="135.55441711726" calcext:value-type="float">
            <text:p>136</text:p>
          </table:table-cell>
          <table:table-cell table:style-name="ce10" table:formula="of:=SQRT([.$B26]*[.S$41])" office:value-type="float" office:value="138.744369255116" calcext:value-type="float">
            <text:p>139</text:p>
          </table:table-cell>
          <table:table-cell table:style-name="ce10" table:formula="of:=SQRT([.$B26]*[.T$41])" office:value-type="float" office:value="141.862609591111" calcext:value-type="float">
            <text:p>142</text:p>
          </table:table-cell>
          <table:table-cell table:style-name="ce10" table:formula="of:=SQRT([.$B26]*[.U$41])" office:value-type="float" office:value="144.913767461894" calcext:value-type="float">
            <text:p>145</text:p>
          </table:table-cell>
          <table:table-cell table:style-name="ce10" table:formula="of:=SQRT([.$B26]*[.V$41])" office:value-type="float" office:value="147.90199457749" calcext:value-type="float">
            <text:p>148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70" calcext:value-type="float">
            <text:p>170</text:p>
          </table:table-cell>
          <table:table-cell table:style-name="ce7" table:formula="of:=SQRT([.$B27]*[.C$41])" office:value-type="float" office:value="71.4142842854285" calcext:value-type="float">
            <text:p>71</text:p>
          </table:table-cell>
          <table:table-cell table:style-name="ce7" table:formula="of:=SQRT([.$B27]*[.D$41])" office:value-type="float" office:value="77.1362431027076" calcext:value-type="float">
            <text:p>77</text:p>
          </table:table-cell>
          <table:table-cell table:style-name="ce7" table:formula="of:=SQRT([.$B27]*[.E$41])" office:value-type="float" office:value="82.4621125123532" calcext:value-type="float">
            <text:p>82</text:p>
          </table:table-cell>
          <table:table-cell table:style-name="ce8" table:formula="of:=SQRT([.$B27]*[.F$41])" office:value-type="float" office:value="87.4642784226795" calcext:value-type="float">
            <text:p>87</text:p>
          </table:table-cell>
          <table:table-cell table:style-name="ce8" table:formula="of:=SQRT([.$B27]*[.G$41])" office:value-type="float" office:value="92.1954445729289" calcext:value-type="float">
            <text:p>92</text:p>
          </table:table-cell>
          <table:table-cell table:style-name="ce8" table:formula="of:=SQRT([.$B27]*[.H$41])" office:value-type="float" office:value="96.6953980290686" calcext:value-type="float">
            <text:p>97</text:p>
          </table:table-cell>
          <table:table-cell table:style-name="ce8" table:formula="of:=SQRT([.$B27]*[.I$41])" office:value-type="float" office:value="100.995049383621" calcext:value-type="float">
            <text:p>101</text:p>
          </table:table-cell>
          <table:table-cell table:style-name="ce8" table:formula="of:=SQRT([.$B27]*[.J$41])" office:value-type="float" office:value="105.118980208143" calcext:value-type="float">
            <text:p>105</text:p>
          </table:table-cell>
          <table:table-cell table:style-name="ce8" table:formula="of:=SQRT([.$B27]*[.K$41])" office:value-type="float" office:value="109.087121146357" calcext:value-type="float">
            <text:p>109</text:p>
          </table:table-cell>
          <table:table-cell table:style-name="ce8" table:formula="of:=SQRT([.$B27]*[.L$41])" office:value-type="float" office:value="112.915897906362" calcext:value-type="float">
            <text:p>113</text:p>
          </table:table-cell>
          <table:table-cell table:style-name="ce8" table:formula="of:=SQRT([.$B27]*[.M$41])" office:value-type="float" office:value="116.619037896906" calcext:value-type="float">
            <text:p>117</text:p>
          </table:table-cell>
          <table:table-cell table:style-name="ce8" table:formula="of:=SQRT([.$B27]*[.N$41])" office:value-type="float" office:value="120.208152801713" calcext:value-type="float">
            <text:p>120</text:p>
          </table:table-cell>
          <table:table-cell table:style-name="ce10" table:formula="of:=SQRT([.$B27]*[.O$41])" office:value-type="float" office:value="123.69316876853" calcext:value-type="float">
            <text:p>124</text:p>
          </table:table-cell>
          <table:table-cell table:style-name="ce10" table:formula="of:=SQRT([.$B27]*[.P$41])" office:value-type="float" office:value="127.082650271388" calcext:value-type="float">
            <text:p>127</text:p>
          </table:table-cell>
          <table:table-cell table:style-name="ce10" table:formula="of:=SQRT([.$B27]*[.Q$41])" office:value-type="float" office:value="130.384048104053" calcext:value-type="float">
            <text:p>130</text:p>
          </table:table-cell>
          <table:table-cell table:style-name="ce10" table:formula="of:=SQRT([.$B27]*[.R$41])" office:value-type="float" office:value="133.603892158874" calcext:value-type="float">
            <text:p>134</text:p>
          </table:table-cell>
          <table:table-cell table:style-name="ce10" table:formula="of:=SQRT([.$B27]*[.S$41])" office:value-type="float" office:value="136.747943311773" calcext:value-type="float">
            <text:p>137</text:p>
          </table:table-cell>
          <table:table-cell table:style-name="ce10" table:formula="of:=SQRT([.$B27]*[.T$41])" office:value-type="float" office:value="139.821314541096" calcext:value-type="float">
            <text:p>140</text:p>
          </table:table-cell>
          <table:table-cell table:style-name="ce10" table:formula="of:=SQRT([.$B27]*[.U$41])" office:value-type="float" office:value="142.828568570857" calcext:value-type="float">
            <text:p>143</text:p>
          </table:table-cell>
          <table:table-cell table:style-name="ce10" table:formula="of:=SQRT([.$B27]*[.V$41])" office:value-type="float" office:value="145.773797371133" calcext:value-type="float">
            <text:p>146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65" calcext:value-type="float">
            <text:p>165</text:p>
          </table:table-cell>
          <table:table-cell table:style-name="ce7" table:formula="of:=SQRT([.$B28]*[.C$41])" office:value-type="float" office:value="70.3562363973514" calcext:value-type="float">
            <text:p>70</text:p>
          </table:table-cell>
          <table:table-cell table:style-name="ce7" table:formula="of:=SQRT([.$B28]*[.D$41])" office:value-type="float" office:value="75.9934207678533" calcext:value-type="float">
            <text:p>76</text:p>
          </table:table-cell>
          <table:table-cell table:style-name="ce7" table:formula="of:=SQRT([.$B28]*[.E$41])" office:value-type="float" office:value="81.2403840463596" calcext:value-type="float">
            <text:p>81</text:p>
          </table:table-cell>
          <table:table-cell table:style-name="ce8" table:formula="of:=SQRT([.$B28]*[.F$41])" office:value-type="float" office:value="86.1684396980704" calcext:value-type="float">
            <text:p>86</text:p>
          </table:table-cell>
          <table:table-cell table:style-name="ce8" table:formula="of:=SQRT([.$B28]*[.G$41])" office:value-type="float" office:value="90.8295106229248" calcext:value-type="float">
            <text:p>91</text:p>
          </table:table-cell>
          <table:table-cell table:style-name="ce8" table:formula="of:=SQRT([.$B28]*[.H$41])" office:value-type="float" office:value="95.2627944162883" calcext:value-type="float">
            <text:p>95</text:p>
          </table:table-cell>
          <table:table-cell table:style-name="ce8" table:formula="of:=SQRT([.$B28]*[.I$41])" office:value-type="float" office:value="99.498743710662" calcext:value-type="float">
            <text:p>99</text:p>
          </table:table-cell>
          <table:table-cell table:style-name="ce8" table:formula="of:=SQRT([.$B28]*[.J$41])" office:value-type="float" office:value="103.56157588604" calcext:value-type="float">
            <text:p>104</text:p>
          </table:table-cell>
          <table:table-cell table:style-name="ce8" table:formula="of:=SQRT([.$B28]*[.K$41])" office:value-type="float" office:value="107.470926301023" calcext:value-type="float">
            <text:p>107</text:p>
          </table:table-cell>
          <table:table-cell table:style-name="ce8" table:formula="of:=SQRT([.$B28]*[.L$41])" office:value-type="float" office:value="111.242977306435" calcext:value-type="float">
            <text:p>111</text:p>
          </table:table-cell>
          <table:table-cell table:style-name="ce8" table:formula="of:=SQRT([.$B28]*[.M$41])" office:value-type="float" office:value="114.891252930761" calcext:value-type="float">
            <text:p>115</text:p>
          </table:table-cell>
          <table:table-cell table:style-name="ce10" table:formula="of:=SQRT([.$B28]*[.N$41])" office:value-type="float" office:value="118.42719282327" calcext:value-type="float">
            <text:p>118</text:p>
          </table:table-cell>
          <table:table-cell table:style-name="ce10" table:formula="of:=SQRT([.$B28]*[.O$41])" office:value-type="float" office:value="121.860576069539" calcext:value-type="float">
            <text:p>122</text:p>
          </table:table-cell>
          <table:table-cell table:style-name="ce10" table:formula="of:=SQRT([.$B28]*[.P$41])" office:value-type="float" office:value="125.199840255489" calcext:value-type="float">
            <text:p>125</text:p>
          </table:table-cell>
          <table:table-cell table:style-name="ce10" table:formula="of:=SQRT([.$B28]*[.Q$41])" office:value-type="float" office:value="128.452325786651" calcext:value-type="float">
            <text:p>128</text:p>
          </table:table-cell>
          <table:table-cell table:style-name="ce10" table:formula="of:=SQRT([.$B28]*[.R$41])" office:value-type="float" office:value="131.624465810882" calcext:value-type="float">
            <text:p>132</text:p>
          </table:table-cell>
          <table:table-cell table:style-name="ce10" table:formula="of:=SQRT([.$B28]*[.S$41])" office:value-type="float" office:value="134.721935853075" calcext:value-type="float">
            <text:p>135</text:p>
          </table:table-cell>
          <table:table-cell table:style-name="ce10" table:formula="of:=SQRT([.$B28]*[.T$41])" office:value-type="float" office:value="137.749773139559" calcext:value-type="float">
            <text:p>138</text:p>
          </table:table-cell>
          <table:table-cell table:style-name="ce10" table:formula="of:=SQRT([.$B28]*[.U$41])" office:value-type="float" office:value="140.712472794703" calcext:value-type="float">
            <text:p>141</text:p>
          </table:table-cell>
          <table:table-cell table:style-name="ce10" table:formula="of:=SQRT([.$B28]*[.V$41])" office:value-type="float" office:value="143.614066163451" calcext:value-type="float">
            <text:p>144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60" calcext:value-type="float">
            <text:p>160</text:p>
          </table:table-cell>
          <table:table-cell table:style-name="ce7" table:formula="of:=SQRT([.$B29]*[.C$41])" office:value-type="float" office:value="69.2820323027551" calcext:value-type="float">
            <text:p>69</text:p>
          </table:table-cell>
          <table:table-cell table:style-name="ce7" table:formula="of:=SQRT([.$B29]*[.D$41])" office:value-type="float" office:value="74.8331477354788" calcext:value-type="float">
            <text:p>75</text:p>
          </table:table-cell>
          <table:table-cell table:style-name="ce8" table:formula="of:=SQRT([.$B29]*[.E$41])" office:value-type="float" office:value="80" calcext:value-type="float">
            <text:p>80</text:p>
          </table:table-cell>
          <table:table-cell table:style-name="ce8" table:formula="of:=SQRT([.$B29]*[.F$41])" office:value-type="float" office:value="84.8528137423857" calcext:value-type="float">
            <text:p>85</text:p>
          </table:table-cell>
          <table:table-cell table:style-name="ce8" table:formula="of:=SQRT([.$B29]*[.G$41])" office:value-type="float" office:value="89.4427190999916" calcext:value-type="float">
            <text:p>89</text:p>
          </table:table-cell>
          <table:table-cell table:style-name="ce8" table:formula="of:=SQRT([.$B29]*[.H$41])" office:value-type="float" office:value="93.8083151964686" calcext:value-type="float">
            <text:p>94</text:p>
          </table:table-cell>
          <table:table-cell table:style-name="ce8" table:formula="of:=SQRT([.$B29]*[.I$41])" office:value-type="float" office:value="97.9795897113271" calcext:value-type="float">
            <text:p>98</text:p>
          </table:table-cell>
          <table:table-cell table:style-name="ce8" table:formula="of:=SQRT([.$B29]*[.J$41])" office:value-type="float" office:value="101.980390271856" calcext:value-type="float">
            <text:p>102</text:p>
          </table:table-cell>
          <table:table-cell table:style-name="ce8" table:formula="of:=SQRT([.$B29]*[.K$41])" office:value-type="float" office:value="105.830052442584" calcext:value-type="float">
            <text:p>106</text:p>
          </table:table-cell>
          <table:table-cell table:style-name="ce8" table:formula="of:=SQRT([.$B29]*[.L$41])" office:value-type="float" office:value="109.544511501033" calcext:value-type="float">
            <text:p>110</text:p>
          </table:table-cell>
          <table:table-cell table:style-name="ce8" table:formula="of:=SQRT([.$B29]*[.M$41])" office:value-type="float" office:value="113.137084989848" calcext:value-type="float">
            <text:p>113</text:p>
          </table:table-cell>
          <table:table-cell table:style-name="ce10" table:formula="of:=SQRT([.$B29]*[.N$41])" office:value-type="float" office:value="116.619037896906" calcext:value-type="float">
            <text:p>117</text:p>
          </table:table-cell>
          <table:table-cell table:style-name="ce10" table:formula="of:=SQRT([.$B29]*[.O$41])" office:value-type="float" office:value="120" calcext:value-type="float">
            <text:p>120</text:p>
          </table:table-cell>
          <table:table-cell table:style-name="ce10" table:formula="of:=SQRT([.$B29]*[.P$41])" office:value-type="float" office:value="123.28828005938" calcext:value-type="float">
            <text:p>123</text:p>
          </table:table-cell>
          <table:table-cell table:style-name="ce10" table:formula="of:=SQRT([.$B29]*[.Q$41])" office:value-type="float" office:value="126.491106406735" calcext:value-type="float">
            <text:p>126</text:p>
          </table:table-cell>
          <table:table-cell table:style-name="ce10" table:formula="of:=SQRT([.$B29]*[.R$41])" office:value-type="float" office:value="129.614813968157" calcext:value-type="float">
            <text:p>130</text:p>
          </table:table-cell>
          <table:table-cell table:style-name="ce10" table:formula="of:=SQRT([.$B29]*[.S$41])" office:value-type="float" office:value="132.664991614216" calcext:value-type="float">
            <text:p>133</text:p>
          </table:table-cell>
          <table:table-cell table:style-name="ce10" table:formula="of:=SQRT([.$B29]*[.T$41])" office:value-type="float" office:value="135.646599662505" calcext:value-type="float">
            <text:p>136</text:p>
          </table:table-cell>
          <table:table-cell table:style-name="ce10" table:formula="of:=SQRT([.$B29]*[.U$41])" office:value-type="float" office:value="138.56406460551" calcext:value-type="float">
            <text:p>139</text:p>
          </table:table-cell>
          <table:table-cell table:style-name="ce10" table:formula="of:=SQRT([.$B29]*[.V$41])" office:value-type="float" office:value="141.42135623731" calcext:value-type="float">
            <text:p>141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55" calcext:value-type="float">
            <text:p>155</text:p>
          </table:table-cell>
          <table:table-cell table:style-name="ce7" table:formula="of:=SQRT([.$B30]*[.C$41])" office:value-type="float" office:value="68.1909084849293" calcext:value-type="float">
            <text:p>68</text:p>
          </table:table-cell>
          <table:table-cell table:style-name="ce7" table:formula="of:=SQRT([.$B30]*[.D$41])" office:value-type="float" office:value="73.6545993132812" calcext:value-type="float">
            <text:p>74</text:p>
          </table:table-cell>
          <table:table-cell table:style-name="ce8" table:formula="of:=SQRT([.$B30]*[.E$41])" office:value-type="float" office:value="78.7400787401181" calcext:value-type="float">
            <text:p>79</text:p>
          </table:table-cell>
          <table:table-cell table:style-name="ce8" table:formula="of:=SQRT([.$B30]*[.F$41])" office:value-type="float" office:value="83.5164654424503" calcext:value-type="float">
            <text:p>84</text:p>
          </table:table-cell>
          <table:table-cell table:style-name="ce8" table:formula="of:=SQRT([.$B30]*[.G$41])" office:value-type="float" office:value="88.034084308295" calcext:value-type="float">
            <text:p>88</text:p>
          </table:table-cell>
          <table:table-cell table:style-name="ce8" table:formula="of:=SQRT([.$B30]*[.H$41])" office:value-type="float" office:value="92.3309265630969" calcext:value-type="float">
            <text:p>92</text:p>
          </table:table-cell>
          <table:table-cell table:style-name="ce8" table:formula="of:=SQRT([.$B30]*[.I$41])" office:value-type="float" office:value="96.4365076099296" calcext:value-type="float">
            <text:p>96</text:p>
          </table:table-cell>
          <table:table-cell table:style-name="ce8" table:formula="of:=SQRT([.$B30]*[.J$41])" office:value-type="float" office:value="100.374299499424" calcext:value-type="float">
            <text:p>100</text:p>
          </table:table-cell>
          <table:table-cell table:style-name="ce8" table:formula="of:=SQRT([.$B30]*[.K$41])" office:value-type="float" office:value="104.163333279998" calcext:value-type="float">
            <text:p>104</text:p>
          </table:table-cell>
          <table:table-cell table:style-name="ce8" table:formula="of:=SQRT([.$B30]*[.L$41])" office:value-type="float" office:value="107.819293264239" calcext:value-type="float">
            <text:p>108</text:p>
          </table:table-cell>
          <table:table-cell table:style-name="ce10" table:formula="of:=SQRT([.$B30]*[.M$41])" office:value-type="float" office:value="111.3552872566" calcext:value-type="float">
            <text:p>111</text:p>
          </table:table-cell>
          <table:table-cell table:style-name="ce10" table:formula="of:=SQRT([.$B30]*[.N$41])" office:value-type="float" office:value="114.78240283249" calcext:value-type="float">
            <text:p>115</text:p>
          </table:table-cell>
          <table:table-cell table:style-name="ce10" table:formula="of:=SQRT([.$B30]*[.O$41])" office:value-type="float" office:value="118.110118110177" calcext:value-type="float">
            <text:p>118</text:p>
          </table:table-cell>
          <table:table-cell table:style-name="ce10" table:formula="of:=SQRT([.$B30]*[.P$41])" office:value-type="float" office:value="121.346610995116" calcext:value-type="float">
            <text:p>121</text:p>
          </table:table-cell>
          <table:table-cell table:style-name="ce10" table:formula="of:=SQRT([.$B30]*[.Q$41])" office:value-type="float" office:value="124.498995979887" calcext:value-type="float">
            <text:p>124</text:p>
          </table:table-cell>
          <table:table-cell table:style-name="ce10" table:formula="of:=SQRT([.$B30]*[.R$41])" office:value-type="float" office:value="127.573508221731" calcext:value-type="float">
            <text:p>128</text:p>
          </table:table-cell>
          <table:table-cell table:style-name="ce10" table:formula="of:=SQRT([.$B30]*[.S$41])" office:value-type="float" office:value="130.575648572006" calcext:value-type="float">
            <text:p>131</text:p>
          </table:table-cell>
          <table:table-cell table:style-name="ce10" table:formula="of:=SQRT([.$B30]*[.T$41])" office:value-type="float" office:value="133.510299228187" calcext:value-type="float">
            <text:p>134</text:p>
          </table:table-cell>
          <table:table-cell table:style-name="ce10" table:formula="of:=SQRT([.$B30]*[.U$41])" office:value-type="float" office:value="136.381816969859" calcext:value-type="float">
            <text:p>136</text:p>
          </table:table-cell>
          <table:table-cell table:style-name="ce10" table:formula="of:=SQRT([.$B30]*[.V$41])" office:value-type="float" office:value="139.194109070751" calcext:value-type="float">
            <text:p>139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50" calcext:value-type="float">
            <text:p>150</text:p>
          </table:table-cell>
          <table:table-cell table:style-name="ce7" table:formula="of:=SQRT([.$B31]*[.C$41])" office:value-type="float" office:value="67.0820393249937" calcext:value-type="float">
            <text:p>67</text:p>
          </table:table-cell>
          <table:table-cell table:style-name="ce7" table:formula="of:=SQRT([.$B31]*[.D$41])" office:value-type="float" office:value="72.4568837309472" calcext:value-type="float">
            <text:p>72</text:p>
          </table:table-cell>
          <table:table-cell table:style-name="ce8" table:formula="of:=SQRT([.$B31]*[.E$41])" office:value-type="float" office:value="77.4596669241483" calcext:value-type="float">
            <text:p>77</text:p>
          </table:table-cell>
          <table:table-cell table:style-name="ce8" table:formula="of:=SQRT([.$B31]*[.F$41])" office:value-type="float" office:value="82.1583836257749" calcext:value-type="float">
            <text:p>82</text:p>
          </table:table-cell>
          <table:table-cell table:style-name="ce8" table:formula="of:=SQRT([.$B31]*[.G$41])" office:value-type="float" office:value="86.6025403784439" calcext:value-type="float">
            <text:p>87</text:p>
          </table:table-cell>
          <table:table-cell table:style-name="ce8" table:formula="of:=SQRT([.$B31]*[.H$41])" office:value-type="float" office:value="90.8295106229248" calcext:value-type="float">
            <text:p>91</text:p>
          </table:table-cell>
          <table:table-cell table:style-name="ce8" table:formula="of:=SQRT([.$B31]*[.I$41])" office:value-type="float" office:value="94.8683298050514" calcext:value-type="float">
            <text:p>95</text:p>
          </table:table-cell>
          <table:table-cell table:style-name="ce8" table:formula="of:=SQRT([.$B31]*[.J$41])" office:value-type="float" office:value="98.7420882906575" calcext:value-type="float">
            <text:p>99</text:p>
          </table:table-cell>
          <table:table-cell table:style-name="ce8" table:formula="of:=SQRT([.$B31]*[.K$41])" office:value-type="float" office:value="102.469507659596" calcext:value-type="float">
            <text:p>102</text:p>
          </table:table-cell>
          <table:table-cell table:style-name="ce8" table:formula="of:=SQRT([.$B31]*[.L$41])" office:value-type="float" office:value="106.066017177982" calcext:value-type="float">
            <text:p>106</text:p>
          </table:table-cell>
          <table:table-cell table:style-name="ce10" table:formula="of:=SQRT([.$B31]*[.M$41])" office:value-type="float" office:value="109.544511501033" calcext:value-type="float">
            <text:p>110</text:p>
          </table:table-cell>
          <table:table-cell table:style-name="ce10" table:formula="of:=SQRT([.$B31]*[.N$41])" office:value-type="float" office:value="112.915897906362" calcext:value-type="float">
            <text:p>113</text:p>
          </table:table-cell>
          <table:table-cell table:style-name="ce10" table:formula="of:=SQRT([.$B31]*[.O$41])" office:value-type="float" office:value="116.189500386223" calcext:value-type="float">
            <text:p>116</text:p>
          </table:table-cell>
          <table:table-cell table:style-name="ce10" table:formula="of:=SQRT([.$B31]*[.P$41])" office:value-type="float" office:value="119.373363863133" calcext:value-type="float">
            <text:p>119</text:p>
          </table:table-cell>
          <table:table-cell table:style-name="ce10" table:formula="of:=SQRT([.$B31]*[.Q$41])" office:value-type="float" office:value="122.474487139159" calcext:value-type="float">
            <text:p>122</text:p>
          </table:table-cell>
          <table:table-cell table:style-name="ce10" table:formula="of:=SQRT([.$B31]*[.R$41])" office:value-type="float" office:value="125.499003980111" calcext:value-type="float">
            <text:p>125</text:p>
          </table:table-cell>
          <table:table-cell table:style-name="ce10" table:formula="of:=SQRT([.$B31]*[.S$41])" office:value-type="float" office:value="128.452325786651" calcext:value-type="float">
            <text:p>128</text:p>
          </table:table-cell>
          <table:table-cell table:style-name="ce10" table:formula="of:=SQRT([.$B31]*[.T$41])" office:value-type="float" office:value="131.339255365637" calcext:value-type="float">
            <text:p>131</text:p>
          </table:table-cell>
          <table:table-cell table:style-name="ce10" table:formula="of:=SQRT([.$B31]*[.U$41])" office:value-type="float" office:value="134.164078649987" calcext:value-type="float">
            <text:p>134</text:p>
          </table:table-cell>
          <table:table-cell table:style-name="ce10" table:formula="of:=SQRT([.$B31]*[.V$41])" office:value-type="float" office:value="136.930639376292" calcext:value-type="float">
            <text:p>137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45" calcext:value-type="float">
            <text:p>145</text:p>
          </table:table-cell>
          <table:table-cell table:style-name="ce7" table:formula="of:=SQRT([.$B32]*[.C$41])" office:value-type="float" office:value="65.9545297913646" calcext:value-type="float">
            <text:p>66</text:p>
          </table:table-cell>
          <table:table-cell table:style-name="ce7" table:formula="of:=SQRT([.$B32]*[.D$41])" office:value-type="float" office:value="71.239034243875" calcext:value-type="float">
            <text:p>71</text:p>
          </table:table-cell>
          <table:table-cell table:style-name="ce8" table:formula="of:=SQRT([.$B32]*[.E$41])" office:value-type="float" office:value="76.1577310586391" calcext:value-type="float">
            <text:p>76</text:p>
          </table:table-cell>
          <table:table-cell table:style-name="ce8" table:formula="of:=SQRT([.$B32]*[.F$41])" office:value-type="float" office:value="80.7774721070176" calcext:value-type="float">
            <text:p>81</text:p>
          </table:table-cell>
          <table:table-cell table:style-name="ce8" table:formula="of:=SQRT([.$B32]*[.G$41])" office:value-type="float" office:value="85.146931829632" calcext:value-type="float">
            <text:p>85</text:p>
          </table:table-cell>
          <table:table-cell table:style-name="ce8" table:formula="of:=SQRT([.$B32]*[.H$41])" office:value-type="float" office:value="89.3028554974588" calcext:value-type="float">
            <text:p>89</text:p>
          </table:table-cell>
          <table:table-cell table:style-name="ce8" table:formula="of:=SQRT([.$B32]*[.I$41])" office:value-type="float" office:value="93.2737905308882" calcext:value-type="float">
            <text:p>93</text:p>
          </table:table-cell>
          <table:table-cell table:style-name="ce8" table:formula="of:=SQRT([.$B32]*[.J$41])" office:value-type="float" office:value="97.082439194738" calcext:value-type="float">
            <text:p>97</text:p>
          </table:table-cell>
          <table:table-cell table:style-name="ce8" table:formula="of:=SQRT([.$B32]*[.K$41])" office:value-type="float" office:value="100.747208398049" calcext:value-type="float">
            <text:p>101</text:p>
          </table:table-cell>
          <table:table-cell table:style-name="ce10" table:formula="of:=SQRT([.$B32]*[.L$41])" office:value-type="float" office:value="104.283268073071" calcext:value-type="float">
            <text:p>104</text:p>
          </table:table-cell>
          <table:table-cell table:style-name="ce10" table:formula="of:=SQRT([.$B32]*[.M$41])" office:value-type="float" office:value="107.70329614269" calcext:value-type="float">
            <text:p>108</text:p>
          </table:table-cell>
          <table:table-cell table:style-name="ce10" table:formula="of:=SQRT([.$B32]*[.N$41])" office:value-type="float" office:value="111.018016555873" calcext:value-type="float">
            <text:p>111</text:p>
          </table:table-cell>
          <table:table-cell table:style-name="ce10" table:formula="of:=SQRT([.$B32]*[.O$41])" office:value-type="float" office:value="114.236596587959" calcext:value-type="float">
            <text:p>114</text:p>
          </table:table-cell>
          <table:table-cell table:style-name="ce10" table:formula="of:=SQRT([.$B32]*[.P$41])" office:value-type="float" office:value="117.366945943055" calcext:value-type="float">
            <text:p>117</text:p>
          </table:table-cell>
          <table:table-cell table:style-name="ce10" table:formula="of:=SQRT([.$B32]*[.Q$41])" office:value-type="float" office:value="120.415945787923" calcext:value-type="float">
            <text:p>120</text:p>
          </table:table-cell>
          <table:table-cell table:style-name="ce10" table:formula="of:=SQRT([.$B32]*[.R$41])" office:value-type="float" office:value="123.389626792531" calcext:value-type="float">
            <text:p>123</text:p>
          </table:table-cell>
          <table:table-cell table:style-name="ce10" table:formula="of:=SQRT([.$B32]*[.S$41])" office:value-type="float" office:value="126.293309403151" calcext:value-type="float">
            <text:p>126</text:p>
          </table:table-cell>
          <table:table-cell table:style-name="ce10" table:formula="of:=SQRT([.$B32]*[.T$41])" office:value-type="float" office:value="129.13171570145" calcext:value-type="float">
            <text:p>129</text:p>
          </table:table-cell>
          <table:table-cell table:style-name="ce10" table:formula="of:=SQRT([.$B32]*[.U$41])" office:value-type="float" office:value="131.909059582729" calcext:value-type="float">
            <text:p>132</text:p>
          </table:table-cell>
          <table:table-cell table:style-name="ce10" table:formula="of:=SQRT([.$B32]*[.V$41])" office:value-type="float" office:value="134.629120178363" calcext:value-type="float">
            <text:p>135</text:p>
          </table:table-cell>
          <table:table-cell table:style-name="Default" table:number-columns-repeated="995"/>
        </table:table-row>
        <table:table-row table:style-name="ro1">
          <table:covered-table-cell table:style-name="ce2"/>
          <table:table-cell table:style-name="ce6" office:value-type="float" office:value="140" calcext:value-type="float">
            <text:p>140</text:p>
          </table:table-cell>
          <table:table-cell table:style-name="ce7" table:formula="of:=SQRT([.$B33]*[.C$41])" office:value-type="float" office:value="64.8074069840786" calcext:value-type="float">
            <text:p>65</text:p>
          </table:table-cell>
          <table:table-cell table:style-name="ce8" table:formula="of:=SQRT([.$B33]*[.D$41])" office:value-type="float" office:value="70" calcext:value-type="float">
            <text:p>70</text:p>
          </table:table-cell>
          <table:table-cell table:style-name="ce8" table:formula="of:=SQRT([.$B33]*[.E$41])" office:value-type="float" office:value="74.8331477354788" calcext:value-type="float">
            <text:p>75</text:p>
          </table:table-cell>
          <table:table-cell table:style-name="ce8" table:formula="of:=SQRT([.$B33]*[.F$41])" office:value-type="float" office:value="79.3725393319377" calcext:value-type="float">
            <text:p>79</text:p>
          </table:table-cell>
          <table:table-cell table:style-name="ce8" table:formula="of:=SQRT([.$B33]*[.G$41])" office:value-type="float" office:value="83.6660026534076" calcext:value-type="float">
            <text:p>84</text:p>
          </table:table-cell>
          <table:table-cell table:style-name="ce8" table:formula="of:=SQRT([.$B33]*[.H$41])" office:value-type="float" office:value="87.7496438739212" calcext:value-type="float">
            <text:p>88</text:p>
          </table:table-cell>
          <table:table-cell table:style-name="ce8" table:formula="of:=SQRT([.$B33]*[.I$41])" office:value-type="float" office:value="91.6515138991168" calcext:value-type="float">
            <text:p>92</text:p>
          </table:table-cell>
          <table:table-cell table:style-name="ce8" table:formula="of:=SQRT([.$B33]*[.J$41])" office:value-type="float" office:value="95.3939201416946" calcext:value-type="float">
            <text:p>95</text:p>
          </table:table-cell>
          <table:table-cell table:style-name="ce8" table:formula="of:=SQRT([.$B33]*[.K$41])" office:value-type="float" office:value="98.9949493661167" calcext:value-type="float">
            <text:p>99</text:p>
          </table:table-cell>
          <table:table-cell table:style-name="ce10" table:formula="of:=SQRT([.$B33]*[.L$41])" office:value-type="float" office:value="102.469507659596" calcext:value-type="float">
            <text:p>102</text:p>
          </table:table-cell>
          <table:table-cell table:style-name="ce10" table:formula="of:=SQRT([.$B33]*[.M$41])" office:value-type="float" office:value="105.830052442584" calcext:value-type="float">
            <text:p>106</text:p>
          </table:table-cell>
          <table:table-cell table:style-name="ce10" table:formula="of:=SQRT([.$B33]*[.N$41])" office:value-type="float" office:value="109.087121146357" calcext:value-type="float">
            <text:p>109</text:p>
          </table:table-cell>
          <table:table-cell table:style-name="ce10" table:formula="of:=SQRT([.$B33]*[.O$41])" office:value-type="float" office:value="112.249721603218" calcext:value-type="float">
            <text:p>112</text:p>
          </table:table-cell>
          <table:table-cell table:style-name="ce10" table:formula="of:=SQRT([.$B33]*[.P$41])" office:value-type="float" office:value="115.325625946708" calcext:value-type="float">
            <text:p>115</text:p>
          </table:table-cell>
          <table:table-cell table:style-name="ce10" table:formula="of:=SQRT([.$B33]*[.Q$41])" office:value-type="float" office:value="118.321595661992" calcext:value-type="float">
            <text:p>118</text:p>
          </table:table-cell>
          <table:table-cell table:style-name="ce10" table:formula="of:=SQRT([.$B33]*[.R$41])" office:value-type="float" office:value="121.243556529821" calcext:value-type="float">
            <text:p>121</text:p>
          </table:table-cell>
          <table:table-cell table:style-name="ce10" table:formula="of:=SQRT([.$B33]*[.S$41])" office:value-type="float" office:value="124.096736459909" calcext:value-type="float">
            <text:p>124</text:p>
          </table:table-cell>
          <table:table-cell table:style-name="ce10" table:formula="of:=SQRT([.$B33]*[.T$41])" office:value-type="float" office:value="126.885775404495" calcext:value-type="float">
            <text:p>127</text:p>
          </table:table-cell>
          <table:table-cell table:style-name="ce10" table:formula="of:=SQRT([.$B33]*[.U$41])" office:value-type="float" office:value="129.614813968157" calcext:value-type="float">
            <text:p>130</text:p>
          </table:table-cell>
          <table:table-cell table:style-name="ce10" table:formula="of:=SQRT([.$B33]*[.V$41])" office:value-type="float" office:value="132.28756555323" calcext:value-type="float">
            <text:p>132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35" calcext:value-type="float">
            <text:p>135</text:p>
          </table:table-cell>
          <table:table-cell table:style-name="ce7" table:formula="of:=SQRT([.$B34]*[.C$41])" office:value-type="float" office:value="63.6396103067893" calcext:value-type="float">
            <text:p>64</text:p>
          </table:table-cell>
          <table:table-cell table:style-name="ce8" table:formula="of:=SQRT([.$B34]*[.D$41])" office:value-type="float" office:value="68.7386354243376" calcext:value-type="float">
            <text:p>69</text:p>
          </table:table-cell>
          <table:table-cell table:style-name="ce8" table:formula="of:=SQRT([.$B34]*[.E$41])" office:value-type="float" office:value="73.4846922834953" calcext:value-type="float">
            <text:p>73</text:p>
          </table:table-cell>
          <table:table-cell table:style-name="ce8" table:formula="of:=SQRT([.$B34]*[.F$41])" office:value-type="float" office:value="77.9422863405995" calcext:value-type="float">
            <text:p>78</text:p>
          </table:table-cell>
          <table:table-cell table:style-name="ce8" table:formula="of:=SQRT([.$B34]*[.G$41])" office:value-type="float" office:value="82.1583836257749" calcext:value-type="float">
            <text:p>82</text:p>
          </table:table-cell>
          <table:table-cell table:style-name="ce8" table:formula="of:=SQRT([.$B34]*[.H$41])" office:value-type="float" office:value="86.1684396980704" calcext:value-type="float">
            <text:p>86</text:p>
          </table:table-cell>
          <table:table-cell table:style-name="ce8" table:formula="of:=SQRT([.$B34]*[.I$41])" office:value-type="float" office:value="90" calcext:value-type="float">
            <text:p>90</text:p>
          </table:table-cell>
          <table:table-cell table:style-name="ce8" table:formula="of:=SQRT([.$B34]*[.J$41])" office:value-type="float" office:value="93.674969975976" calcext:value-type="float">
            <text:p>94</text:p>
          </table:table-cell>
          <table:table-cell table:style-name="ce10" table:formula="of:=SQRT([.$B34]*[.K$41])" office:value-type="float" office:value="97.2111104761179" calcext:value-type="float">
            <text:p>97</text:p>
          </table:table-cell>
          <table:table-cell table:style-name="ce10" table:formula="of:=SQRT([.$B34]*[.L$41])" office:value-type="float" office:value="100.623058987491" calcext:value-type="float">
            <text:p>101</text:p>
          </table:table-cell>
          <table:table-cell table:style-name="ce10" table:formula="of:=SQRT([.$B34]*[.M$41])" office:value-type="float" office:value="103.923048454133" calcext:value-type="float">
            <text:p>104</text:p>
          </table:table-cell>
          <table:table-cell table:style-name="ce10" table:formula="of:=SQRT([.$B34]*[.N$41])" office:value-type="float" office:value="107.121426428143" calcext:value-type="float">
            <text:p>107</text:p>
          </table:table-cell>
          <table:table-cell table:style-name="ce10" table:formula="of:=SQRT([.$B34]*[.O$41])" office:value-type="float" office:value="110.227038425243" calcext:value-type="float">
            <text:p>110</text:p>
          </table:table-cell>
          <table:table-cell table:style-name="ce10" table:formula="of:=SQRT([.$B34]*[.P$41])" office:value-type="float" office:value="113.247516529061" calcext:value-type="float">
            <text:p>113</text:p>
          </table:table-cell>
          <table:table-cell table:style-name="ce10" table:formula="of:=SQRT([.$B34]*[.Q$41])" office:value-type="float" office:value="116.189500386223" calcext:value-type="float">
            <text:p>116</text:p>
          </table:table-cell>
          <table:table-cell table:style-name="ce10" table:formula="of:=SQRT([.$B34]*[.R$41])" office:value-type="float" office:value="119.058808997907" calcext:value-type="float">
            <text:p>119</text:p>
          </table:table-cell>
          <table:table-cell table:style-name="ce10" table:formula="of:=SQRT([.$B34]*[.S$41])" office:value-type="float" office:value="121.860576069539" calcext:value-type="float">
            <text:p>122</text:p>
          </table:table-cell>
          <table:table-cell table:style-name="ce10" table:formula="of:=SQRT([.$B34]*[.T$41])" office:value-type="float" office:value="124.599357943771" calcext:value-type="float">
            <text:p>125</text:p>
          </table:table-cell>
          <table:table-cell table:style-name="ce10" table:formula="of:=SQRT([.$B34]*[.U$41])" office:value-type="float" office:value="127.279220613579" calcext:value-type="float">
            <text:p>127</text:p>
          </table:table-cell>
          <table:table-cell table:style-name="ce10" table:formula="of:=SQRT([.$B34]*[.V$41])" office:value-type="float" office:value="129.903810567666" calcext:value-type="float">
            <text:p>13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30" calcext:value-type="float">
            <text:p>130</text:p>
          </table:table-cell>
          <table:table-cell table:style-name="ce7" table:formula="of:=SQRT([.$B35]*[.C$41])" office:value-type="float" office:value="62.449979983984" calcext:value-type="float">
            <text:p>62</text:p>
          </table:table-cell>
          <table:table-cell table:style-name="ce8" table:formula="of:=SQRT([.$B35]*[.D$41])" office:value-type="float" office:value="67.4536878161602" calcext:value-type="float">
            <text:p>67</text:p>
          </table:table-cell>
          <table:table-cell table:style-name="ce8" table:formula="of:=SQRT([.$B35]*[.E$41])" office:value-type="float" office:value="72.1110255092798" calcext:value-type="float">
            <text:p>72</text:p>
          </table:table-cell>
          <table:table-cell table:style-name="ce8" table:formula="of:=SQRT([.$B35]*[.F$41])" office:value-type="float" office:value="76.4852927038918" calcext:value-type="float">
            <text:p>76</text:p>
          </table:table-cell>
          <table:table-cell table:style-name="ce8" table:formula="of:=SQRT([.$B35]*[.G$41])" office:value-type="float" office:value="80.6225774829855" calcext:value-type="float">
            <text:p>81</text:p>
          </table:table-cell>
          <table:table-cell table:style-name="ce8" table:formula="of:=SQRT([.$B35]*[.H$41])" office:value-type="float" office:value="84.5576726264388" calcext:value-type="float">
            <text:p>85</text:p>
          </table:table-cell>
          <table:table-cell table:style-name="ce8" table:formula="of:=SQRT([.$B35]*[.I$41])" office:value-type="float" office:value="88.3176086632785" calcext:value-type="float">
            <text:p>88</text:p>
          </table:table-cell>
          <table:table-cell table:style-name="ce8" table:formula="of:=SQRT([.$B35]*[.J$41])" office:value-type="float" office:value="91.9238815542512" calcext:value-type="float">
            <text:p>92</text:p>
          </table:table-cell>
          <table:table-cell table:style-name="ce10" table:formula="of:=SQRT([.$B35]*[.K$41])" office:value-type="float" office:value="95.3939201416946" calcext:value-type="float">
            <text:p>95</text:p>
          </table:table-cell>
          <table:table-cell table:style-name="ce10" table:formula="of:=SQRT([.$B35]*[.L$41])" office:value-type="float" office:value="98.7420882906575" calcext:value-type="float">
            <text:p>99</text:p>
          </table:table-cell>
          <table:table-cell table:style-name="ce10" table:formula="of:=SQRT([.$B35]*[.M$41])" office:value-type="float" office:value="101.980390271856" calcext:value-type="float">
            <text:p>102</text:p>
          </table:table-cell>
          <table:table-cell table:style-name="ce10" table:formula="of:=SQRT([.$B35]*[.N$41])" office:value-type="float" office:value="105.118980208143" calcext:value-type="float">
            <text:p>105</text:p>
          </table:table-cell>
          <table:table-cell table:style-name="ce10" table:formula="of:=SQRT([.$B35]*[.O$41])" office:value-type="float" office:value="108.16653826392" calcext:value-type="float">
            <text:p>108</text:p>
          </table:table-cell>
          <table:table-cell table:style-name="ce10" table:formula="of:=SQRT([.$B35]*[.P$41])" office:value-type="float" office:value="111.130553854464" calcext:value-type="float">
            <text:p>111</text:p>
          </table:table-cell>
          <table:table-cell table:style-name="ce10" table:formula="of:=SQRT([.$B35]*[.Q$41])" office:value-type="float" office:value="114.017542509914" calcext:value-type="float">
            <text:p>114</text:p>
          </table:table-cell>
          <table:table-cell table:style-name="ce10" table:formula="of:=SQRT([.$B35]*[.R$41])" office:value-type="float" office:value="116.833214455479" calcext:value-type="float">
            <text:p>117</text:p>
          </table:table-cell>
          <table:table-cell table:style-name="ce10" table:formula="of:=SQRT([.$B35]*[.S$41])" office:value-type="float" office:value="119.582607431014" calcext:value-type="float">
            <text:p>120</text:p>
          </table:table-cell>
          <table:table-cell table:style-name="ce10" table:formula="of:=SQRT([.$B35]*[.T$41])" office:value-type="float" office:value="122.270192606375" calcext:value-type="float">
            <text:p>122</text:p>
          </table:table-cell>
          <table:table-cell table:style-name="ce10" table:formula="of:=SQRT([.$B35]*[.U$41])" office:value-type="float" office:value="124.899959967968" calcext:value-type="float">
            <text:p>125</text:p>
          </table:table-cell>
          <table:table-cell table:style-name="ce10" table:formula="of:=SQRT([.$B35]*[.V$41])" office:value-type="float" office:value="127.47548783982" calcext:value-type="float">
            <text:p>127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25" calcext:value-type="float">
            <text:p>125</text:p>
          </table:table-cell>
          <table:table-cell table:style-name="ce7" table:formula="of:=SQRT([.$B36]*[.C$41])" office:value-type="float" office:value="61.2372435695795" calcext:value-type="float">
            <text:p>61</text:p>
          </table:table-cell>
          <table:table-cell table:style-name="ce8" table:formula="of:=SQRT([.$B36]*[.D$41])" office:value-type="float" office:value="66.1437827766148" calcext:value-type="float">
            <text:p>66</text:p>
          </table:table-cell>
          <table:table-cell table:style-name="ce8" table:formula="of:=SQRT([.$B36]*[.E$41])" office:value-type="float" office:value="70.7106781186548" calcext:value-type="float">
            <text:p>71</text:p>
          </table:table-cell>
          <table:table-cell table:style-name="ce8" table:formula="of:=SQRT([.$B36]*[.F$41])" office:value-type="float" office:value="75" calcext:value-type="float">
            <text:p>75</text:p>
          </table:table-cell>
          <table:table-cell table:style-name="ce8" table:formula="of:=SQRT([.$B36]*[.G$41])" office:value-type="float" office:value="79.0569415042095" calcext:value-type="float">
            <text:p>79</text:p>
          </table:table-cell>
          <table:table-cell table:style-name="ce8" table:formula="of:=SQRT([.$B36]*[.H$41])" office:value-type="float" office:value="82.915619758885" calcext:value-type="float">
            <text:p>83</text:p>
          </table:table-cell>
          <table:table-cell table:style-name="ce8" table:formula="of:=SQRT([.$B36]*[.I$41])" office:value-type="float" office:value="86.6025403784439" calcext:value-type="float">
            <text:p>87</text:p>
          </table:table-cell>
          <table:table-cell table:style-name="ce10" table:formula="of:=SQRT([.$B36]*[.J$41])" office:value-type="float" office:value="90.1387818865997" calcext:value-type="float">
            <text:p>90</text:p>
          </table:table-cell>
          <table:table-cell table:style-name="ce10" table:formula="of:=SQRT([.$B36]*[.K$41])" office:value-type="float" office:value="93.5414346693485" calcext:value-type="float">
            <text:p>94</text:p>
          </table:table-cell>
          <table:table-cell table:style-name="ce10" table:formula="of:=SQRT([.$B36]*[.L$41])" office:value-type="float" office:value="96.8245836551854" calcext:value-type="float">
            <text:p>97</text:p>
          </table:table-cell>
          <table:table-cell table:style-name="ce10" table:formula="of:=SQRT([.$B36]*[.M$41])" office:value-type="float" office:value="100" calcext:value-type="float">
            <text:p>100</text:p>
          </table:table-cell>
          <table:table-cell table:style-name="ce10" table:formula="of:=SQRT([.$B36]*[.N$41])" office:value-type="float" office:value="103.077640640442" calcext:value-type="float">
            <text:p>103</text:p>
          </table:table-cell>
          <table:table-cell table:style-name="ce10" table:formula="of:=SQRT([.$B36]*[.O$41])" office:value-type="float" office:value="106.066017177982" calcext:value-type="float">
            <text:p>106</text:p>
          </table:table-cell>
          <table:table-cell table:style-name="ce10" table:formula="of:=SQRT([.$B36]*[.P$41])" office:value-type="float" office:value="108.972473588517" calcext:value-type="float">
            <text:p>109</text:p>
          </table:table-cell>
          <table:table-cell table:style-name="ce10" table:formula="of:=SQRT([.$B36]*[.Q$41])" office:value-type="float" office:value="111.80339887499" calcext:value-type="float">
            <text:p>112</text:p>
          </table:table-cell>
          <table:table-cell table:style-name="ce10" table:formula="of:=SQRT([.$B36]*[.R$41])" office:value-type="float" office:value="114.564392373896" calcext:value-type="float">
            <text:p>115</text:p>
          </table:table-cell>
          <table:table-cell table:style-name="ce10" table:formula="of:=SQRT([.$B36]*[.S$41])" office:value-type="float" office:value="117.260393995586" calcext:value-type="float">
            <text:p>117</text:p>
          </table:table-cell>
          <table:table-cell table:style-name="ce10" table:formula="of:=SQRT([.$B36]*[.T$41])" office:value-type="float" office:value="119.895788082818" calcext:value-type="float">
            <text:p>120</text:p>
          </table:table-cell>
          <table:table-cell table:style-name="ce10" table:formula="of:=SQRT([.$B36]*[.U$41])" office:value-type="float" office:value="122.474487139159" calcext:value-type="float">
            <text:p>122</text:p>
          </table:table-cell>
          <table:table-cell table:style-name="ce10" table:formula="of:=SQRT([.$B36]*[.V$41])" office:value-type="float" office:value="125" calcext:value-type="float">
            <text:p>125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20" calcext:value-type="float">
            <text:p>120</text:p>
          </table:table-cell>
          <table:table-cell table:style-name="ce8" table:formula="of:=SQRT([.$B37]*[.C$41])" office:value-type="float" office:value="60" calcext:value-type="float">
            <text:p>60</text:p>
          </table:table-cell>
          <table:table-cell table:style-name="ce8" table:formula="of:=SQRT([.$B37]*[.D$41])" office:value-type="float" office:value="64.8074069840786" calcext:value-type="float">
            <text:p>65</text:p>
          </table:table-cell>
          <table:table-cell table:style-name="ce8" table:formula="of:=SQRT([.$B37]*[.E$41])" office:value-type="float" office:value="69.2820323027551" calcext:value-type="float">
            <text:p>69</text:p>
          </table:table-cell>
          <table:table-cell table:style-name="ce8" table:formula="of:=SQRT([.$B37]*[.F$41])" office:value-type="float" office:value="73.4846922834953" calcext:value-type="float">
            <text:p>73</text:p>
          </table:table-cell>
          <table:table-cell table:style-name="ce8" table:formula="of:=SQRT([.$B37]*[.G$41])" office:value-type="float" office:value="77.4596669241483" calcext:value-type="float">
            <text:p>77</text:p>
          </table:table-cell>
          <table:table-cell table:style-name="ce8" table:formula="of:=SQRT([.$B37]*[.H$41])" office:value-type="float" office:value="81.2403840463596" calcext:value-type="float">
            <text:p>81</text:p>
          </table:table-cell>
          <table:table-cell table:style-name="ce8" table:formula="of:=SQRT([.$B37]*[.I$41])" office:value-type="float" office:value="84.8528137423857" calcext:value-type="float">
            <text:p>85</text:p>
          </table:table-cell>
          <table:table-cell table:style-name="ce10" table:formula="of:=SQRT([.$B37]*[.J$41])" office:value-type="float" office:value="88.3176086632785" calcext:value-type="float">
            <text:p>88</text:p>
          </table:table-cell>
          <table:table-cell table:style-name="ce10" table:formula="of:=SQRT([.$B37]*[.K$41])" office:value-type="float" office:value="91.6515138991168" calcext:value-type="float">
            <text:p>92</text:p>
          </table:table-cell>
          <table:table-cell table:style-name="ce10" table:formula="of:=SQRT([.$B37]*[.L$41])" office:value-type="float" office:value="94.8683298050514" calcext:value-type="float">
            <text:p>95</text:p>
          </table:table-cell>
          <table:table-cell table:style-name="ce10" table:formula="of:=SQRT([.$B37]*[.M$41])" office:value-type="float" office:value="97.9795897113271" calcext:value-type="float">
            <text:p>98</text:p>
          </table:table-cell>
          <table:table-cell table:style-name="ce10" table:formula="of:=SQRT([.$B37]*[.N$41])" office:value-type="float" office:value="100.995049383621" calcext:value-type="float">
            <text:p>101</text:p>
          </table:table-cell>
          <table:table-cell table:style-name="ce10" table:formula="of:=SQRT([.$B37]*[.O$41])" office:value-type="float" office:value="103.923048454133" calcext:value-type="float">
            <text:p>104</text:p>
          </table:table-cell>
          <table:table-cell table:style-name="ce10" table:formula="of:=SQRT([.$B37]*[.P$41])" office:value-type="float" office:value="106.770782520313" calcext:value-type="float">
            <text:p>107</text:p>
          </table:table-cell>
          <table:table-cell table:style-name="ce10" table:formula="of:=SQRT([.$B37]*[.Q$41])" office:value-type="float" office:value="109.544511501033" calcext:value-type="float">
            <text:p>110</text:p>
          </table:table-cell>
          <table:table-cell table:style-name="ce10" table:formula="of:=SQRT([.$B37]*[.R$41])" office:value-type="float" office:value="112.249721603218" calcext:value-type="float">
            <text:p>112</text:p>
          </table:table-cell>
          <table:table-cell table:style-name="ce10" table:formula="of:=SQRT([.$B37]*[.S$41])" office:value-type="float" office:value="114.891252930761" calcext:value-type="float">
            <text:p>115</text:p>
          </table:table-cell>
          <table:table-cell table:style-name="ce10" table:formula="of:=SQRT([.$B37]*[.T$41])" office:value-type="float" office:value="117.473401244707" calcext:value-type="float">
            <text:p>117</text:p>
          </table:table-cell>
          <table:table-cell table:style-name="ce10" table:formula="of:=SQRT([.$B37]*[.U$41])" office:value-type="float" office:value="120" calcext:value-type="float">
            <text:p>120</text:p>
          </table:table-cell>
          <table:table-cell table:style-name="ce10" table:formula="of:=SQRT([.$B37]*[.V$41])" office:value-type="float" office:value="122.474487139159" calcext:value-type="float">
            <text:p>122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15" calcext:value-type="float">
            <text:p>115</text:p>
          </table:table-cell>
          <table:table-cell table:style-name="ce8" table:formula="of:=SQRT([.$B38]*[.C$41])" office:value-type="float" office:value="58.7367006223537" calcext:value-type="float">
            <text:p>59</text:p>
          </table:table-cell>
          <table:table-cell table:style-name="ce8" table:formula="of:=SQRT([.$B38]*[.D$41])" office:value-type="float" office:value="63.4428877022476" calcext:value-type="float">
            <text:p>63</text:p>
          </table:table-cell>
          <table:table-cell table:style-name="ce8" table:formula="of:=SQRT([.$B38]*[.E$41])" office:value-type="float" office:value="67.8232998312527" calcext:value-type="float">
            <text:p>68</text:p>
          </table:table-cell>
          <table:table-cell table:style-name="ce8" table:formula="of:=SQRT([.$B38]*[.F$41])" office:value-type="float" office:value="71.9374728496908" calcext:value-type="float">
            <text:p>72</text:p>
          </table:table-cell>
          <table:table-cell table:style-name="ce8" table:formula="of:=SQRT([.$B38]*[.G$41])" office:value-type="float" office:value="75.8287544405155" calcext:value-type="float">
            <text:p>76</text:p>
          </table:table-cell>
          <table:table-cell table:style-name="ce8" table:formula="of:=SQRT([.$B38]*[.H$41])" office:value-type="float" office:value="79.5298686029343" calcext:value-type="float">
            <text:p>80</text:p>
          </table:table-cell>
          <table:table-cell table:style-name="ce10" table:formula="of:=SQRT([.$B38]*[.I$41])" office:value-type="float" office:value="83.0662386291808" calcext:value-type="float">
            <text:p>83</text:p>
          </table:table-cell>
          <table:table-cell table:style-name="ce10" table:formula="of:=SQRT([.$B38]*[.J$41])" office:value-type="float" office:value="86.4580823289529" calcext:value-type="float">
            <text:p>86</text:p>
          </table:table-cell>
          <table:table-cell table:style-name="ce10" table:formula="of:=SQRT([.$B38]*[.K$41])" office:value-type="float" office:value="89.7217922246318" calcext:value-type="float">
            <text:p>90</text:p>
          </table:table-cell>
          <table:table-cell table:style-name="ce10" table:formula="of:=SQRT([.$B38]*[.L$41])" office:value-type="float" office:value="92.8708781050336" calcext:value-type="float">
            <text:p>93</text:p>
          </table:table-cell>
          <table:table-cell table:style-name="ce10" table:formula="of:=SQRT([.$B38]*[.M$41])" office:value-type="float" office:value="95.9166304662544" calcext:value-type="float">
            <text:p>96</text:p>
          </table:table-cell>
          <table:table-cell table:style-name="ce10" table:formula="of:=SQRT([.$B38]*[.N$41])" office:value-type="float" office:value="98.8685996664259" calcext:value-type="float">
            <text:p>99</text:p>
          </table:table-cell>
          <table:table-cell table:style-name="ce10" table:formula="of:=SQRT([.$B38]*[.O$41])" office:value-type="float" office:value="101.734949746879" calcext:value-type="float">
            <text:p>102</text:p>
          </table:table-cell>
          <table:table-cell table:style-name="ce10" table:formula="of:=SQRT([.$B38]*[.P$41])" office:value-type="float" office:value="104.522724801834" calcext:value-type="float">
            <text:p>105</text:p>
          </table:table-cell>
          <table:table-cell table:style-name="ce10" table:formula="of:=SQRT([.$B38]*[.Q$41])" office:value-type="float" office:value="107.238052947636" calcext:value-type="float">
            <text:p>107</text:p>
          </table:table-cell>
          <table:table-cell table:style-name="ce10" table:formula="of:=SQRT([.$B38]*[.R$41])" office:value-type="float" office:value="109.88630487918" calcext:value-type="float">
            <text:p>110</text:p>
          </table:table-cell>
          <table:table-cell table:style-name="ce10" table:formula="of:=SQRT([.$B38]*[.S$41])" office:value-type="float" office:value="112.47221879202" calcext:value-type="float">
            <text:p>112</text:p>
          </table:table-cell>
          <table:table-cell table:style-name="ce10" table:formula="of:=SQRT([.$B38]*[.T$41])" office:value-type="float" office:value="115" calcext:value-type="float">
            <text:p>115</text:p>
          </table:table-cell>
          <table:table-cell table:style-name="ce10" table:formula="of:=SQRT([.$B38]*[.U$41])" office:value-type="float" office:value="117.473401244707" calcext:value-type="float">
            <text:p>117</text:p>
          </table:table-cell>
          <table:table-cell table:style-name="ce10" table:formula="of:=SQRT([.$B38]*[.V$41])" office:value-type="float" office:value="119.895788082818" calcext:value-type="float">
            <text:p>120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10" calcext:value-type="float">
            <text:p>110</text:p>
          </table:table-cell>
          <table:table-cell table:style-name="ce8" table:formula="of:=SQRT([.$B39]*[.C$41])" office:value-type="float" office:value="57.4456264653803" calcext:value-type="float">
            <text:p>57</text:p>
          </table:table-cell>
          <table:table-cell table:style-name="ce8" table:formula="of:=SQRT([.$B39]*[.D$41])" office:value-type="float" office:value="62.0483682299543" calcext:value-type="float">
            <text:p>62</text:p>
          </table:table-cell>
          <table:table-cell table:style-name="ce8" table:formula="of:=SQRT([.$B39]*[.E$41])" office:value-type="float" office:value="66.332495807108" calcext:value-type="float">
            <text:p>66</text:p>
          </table:table-cell>
          <table:table-cell table:style-name="ce8" table:formula="of:=SQRT([.$B39]*[.F$41])" office:value-type="float" office:value="70.3562363973514" calcext:value-type="float">
            <text:p>70</text:p>
          </table:table-cell>
          <table:table-cell table:style-name="ce8" table:formula="of:=SQRT([.$B39]*[.G$41])" office:value-type="float" office:value="74.1619848709566" calcext:value-type="float">
            <text:p>74</text:p>
          </table:table-cell>
          <table:table-cell table:style-name="ce8" table:formula="of:=SQRT([.$B39]*[.H$41])" office:value-type="float" office:value="77.7817459305202" calcext:value-type="float">
            <text:p>78</text:p>
          </table:table-cell>
          <table:table-cell table:style-name="ce10" table:formula="of:=SQRT([.$B39]*[.I$41])" office:value-type="float" office:value="81.2403840463596" calcext:value-type="float">
            <text:p>81</text:p>
          </table:table-cell>
          <table:table-cell table:style-name="ce10" table:formula="of:=SQRT([.$B39]*[.J$41])" office:value-type="float" office:value="84.5576726264388" calcext:value-type="float">
            <text:p>85</text:p>
          </table:table-cell>
          <table:table-cell table:style-name="ce10" table:formula="of:=SQRT([.$B39]*[.K$41])" office:value-type="float" office:value="87.7496438739212" calcext:value-type="float">
            <text:p>88</text:p>
          </table:table-cell>
          <table:table-cell table:style-name="ce10" table:formula="of:=SQRT([.$B39]*[.L$41])" office:value-type="float" office:value="90.8295106229248" calcext:value-type="float">
            <text:p>91</text:p>
          </table:table-cell>
          <table:table-cell table:style-name="ce10" table:formula="of:=SQRT([.$B39]*[.M$41])" office:value-type="float" office:value="93.8083151964686" calcext:value-type="float">
            <text:p>94</text:p>
          </table:table-cell>
          <table:table-cell table:style-name="ce10" table:formula="of:=SQRT([.$B39]*[.N$41])" office:value-type="float" office:value="96.6953980290686" calcext:value-type="float">
            <text:p>97</text:p>
          </table:table-cell>
          <table:table-cell table:style-name="ce10" table:formula="of:=SQRT([.$B39]*[.O$41])" office:value-type="float" office:value="99.498743710662" calcext:value-type="float">
            <text:p>99</text:p>
          </table:table-cell>
          <table:table-cell table:style-name="ce10" table:formula="of:=SQRT([.$B39]*[.P$41])" office:value-type="float" office:value="102.225241501304" calcext:value-type="float">
            <text:p>102</text:p>
          </table:table-cell>
          <table:table-cell table:style-name="ce10" table:formula="of:=SQRT([.$B39]*[.Q$41])" office:value-type="float" office:value="104.880884817015" calcext:value-type="float">
            <text:p>105</text:p>
          </table:table-cell>
          <table:table-cell table:style-name="ce10" table:formula="of:=SQRT([.$B39]*[.R$41])" office:value-type="float" office:value="107.470926301023" calcext:value-type="float">
            <text:p>107</text:p>
          </table:table-cell>
          <table:table-cell table:style-name="ce10" table:formula="of:=SQRT([.$B39]*[.S$41])" office:value-type="float" office:value="110" calcext:value-type="float">
            <text:p>110</text:p>
          </table:table-cell>
          <table:table-cell table:style-name="ce10" table:formula="of:=SQRT([.$B39]*[.T$41])" office:value-type="float" office:value="112.47221879202" calcext:value-type="float">
            <text:p>112</text:p>
          </table:table-cell>
          <table:table-cell table:style-name="ce10" table:formula="of:=SQRT([.$B39]*[.U$41])" office:value-type="float" office:value="114.891252930761" calcext:value-type="float">
            <text:p>115</text:p>
          </table:table-cell>
          <table:table-cell table:style-name="ce10" table:formula="of:=SQRT([.$B39]*[.V$41])" office:value-type="float" office:value="117.260393995586" calcext:value-type="float">
            <text:p>117</text:p>
          </table:table-cell>
          <table:table-cell table:number-columns-repeated="995"/>
        </table:table-row>
        <table:table-row table:style-name="ro1">
          <table:covered-table-cell table:style-name="ce2"/>
          <table:table-cell table:style-name="ce6" office:value-type="float" office:value="105" calcext:value-type="float">
            <text:p>105</text:p>
          </table:table-cell>
          <table:table-cell table:style-name="ce8" table:formula="of:=SQRT([.$B40]*[.C$41])" office:value-type="float" office:value="56.1248608016091" calcext:value-type="float">
            <text:p>56</text:p>
          </table:table-cell>
          <table:table-cell table:style-name="ce8" table:formula="of:=SQRT([.$B40]*[.D$41])" office:value-type="float" office:value="60.6217782649107" calcext:value-type="float">
            <text:p>61</text:p>
          </table:table-cell>
          <table:table-cell table:style-name="ce8" table:formula="of:=SQRT([.$B40]*[.E$41])" office:value-type="float" office:value="64.8074069840786" calcext:value-type="float">
            <text:p>65</text:p>
          </table:table-cell>
          <table:table-cell table:style-name="ce8" table:formula="of:=SQRT([.$B40]*[.F$41])" office:value-type="float" office:value="68.7386354243376" calcext:value-type="float">
            <text:p>69</text:p>
          </table:table-cell>
          <table:table-cell table:style-name="ce8" table:formula="of:=SQRT([.$B40]*[.G$41])" office:value-type="float" office:value="72.4568837309472" calcext:value-type="float">
            <text:p>72</text:p>
          </table:table-cell>
          <table:table-cell table:style-name="ce10" table:formula="of:=SQRT([.$B40]*[.H$41])" office:value-type="float" office:value="75.9934207678533" calcext:value-type="float">
            <text:p>76</text:p>
          </table:table-cell>
          <table:table-cell table:style-name="ce10" table:formula="of:=SQRT([.$B40]*[.I$41])" office:value-type="float" office:value="79.3725393319377" calcext:value-type="float">
            <text:p>79</text:p>
          </table:table-cell>
          <table:table-cell table:style-name="ce10" table:formula="of:=SQRT([.$B40]*[.J$41])" office:value-type="float" office:value="82.6135582092915" calcext:value-type="float">
            <text:p>83</text:p>
          </table:table-cell>
          <table:table-cell table:style-name="ce10" table:formula="of:=SQRT([.$B40]*[.K$41])" office:value-type="float" office:value="85.7321409974112" calcext:value-type="float">
            <text:p>86</text:p>
          </table:table-cell>
          <table:table-cell table:style-name="ce10" table:formula="of:=SQRT([.$B40]*[.L$41])" office:value-type="float" office:value="88.7411967464942" calcext:value-type="float">
            <text:p>89</text:p>
          </table:table-cell>
          <table:table-cell table:style-name="ce10" table:formula="of:=SQRT([.$B40]*[.M$41])" office:value-type="float" office:value="91.6515138991168" calcext:value-type="float">
            <text:p>92</text:p>
          </table:table-cell>
          <table:table-cell table:style-name="ce10" table:formula="of:=SQRT([.$B40]*[.N$41])" office:value-type="float" office:value="94.4722181384559" calcext:value-type="float">
            <text:p>94</text:p>
          </table:table-cell>
          <table:table-cell table:style-name="ce10" table:formula="of:=SQRT([.$B40]*[.O$41])" office:value-type="float" office:value="97.2111104761179" calcext:value-type="float">
            <text:p>97</text:p>
          </table:table-cell>
          <table:table-cell table:style-name="ce10" table:formula="of:=SQRT([.$B40]*[.P$41])" office:value-type="float" office:value="99.8749217771909" calcext:value-type="float">
            <text:p>100</text:p>
          </table:table-cell>
          <table:table-cell table:style-name="ce10" table:formula="of:=SQRT([.$B40]*[.Q$41])" office:value-type="float" office:value="102.469507659596" calcext:value-type="float">
            <text:p>102</text:p>
          </table:table-cell>
          <table:table-cell table:style-name="ce10" table:formula="of:=SQRT([.$B40]*[.R$41])" office:value-type="float" office:value="105" calcext:value-type="float">
            <text:p>105</text:p>
          </table:table-cell>
          <table:table-cell table:style-name="ce10" table:formula="of:=SQRT([.$B40]*[.S$41])" office:value-type="float" office:value="107.470926301023" calcext:value-type="float">
            <text:p>107</text:p>
          </table:table-cell>
          <table:table-cell table:style-name="ce10" table:formula="of:=SQRT([.$B40]*[.T$41])" office:value-type="float" office:value="109.88630487918" calcext:value-type="float">
            <text:p>110</text:p>
          </table:table-cell>
          <table:table-cell table:style-name="ce10" table:formula="of:=SQRT([.$B40]*[.U$41])" office:value-type="float" office:value="112.249721603218" calcext:value-type="float">
            <text:p>112</text:p>
          </table:table-cell>
          <table:table-cell table:style-name="ce10" table:formula="of:=SQRT([.$B40]*[.V$41])" office:value-type="float" office:value="114.564392373896" calcext:value-type="float">
            <text:p>115</text:p>
          </table:table-cell>
          <table:table-cell table:number-columns-repeated="995"/>
        </table:table-row>
        <table:table-row table:style-name="ro1">
          <table:table-cell table:style-name="ce3" table:number-columns-spanned="2" table:number-rows-spanned="2"/>
          <table:covered-table-cell table:style-name="ce4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995"/>
        </table:table-row>
        <table:table-row table:style-name="ro1">
          <table:covered-table-cell table:number-columns-repeated="2" table:style-name="ce4"/>
          <table:table-cell table:style-name="ce9" office:value-type="string" calcext:value-type="string" table:number-columns-spanned="20" table:number-rows-spanned="1">
            <text:p>Lower height, \L{$Z_1$} (cm)</text:p>
          </table:table-cell>
          <table:covered-table-cell table:number-columns-repeated="19" table:style-name="ce2"/>
          <table:table-cell table:number-columns-repeated="995"/>
        </table:table-row>
        <table:table-row table:style-name="ro2" table:number-rows-repeated="1048525">
          <table:table-cell table:number-columns-repeated="1017"/>
        </table:table-row>
        <table:table-row table:style-name="ro3" table:number-rows-repeated="8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0" table:target-range-address="Log.B1:Log.B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able-cell-properties fo:padding-bottom="0.0138in" fo:padding-left="0in" fo:padding-right="0in" fo:padding-top="0.0138in" style:vertical-justify="auto"/>
      <style:paragraph-properties css3t:text-justify="auto"/>
      <style:text-properties fo:font-size="8pt" style:font-name-complex="Lohit Hindi"/>
    </style:style>
    <style:style style:name="Result" style:family="table-cell" style:parent-style-name="Default">
      <style:text-properties fo:font-style="normal" style:text-underline-style="none" fo:font-weight="bold"/>
    </style:style>
    <style:style style:name="Result2" style:family="table-cell" style:parent-style-name="Result" style:data-style-name="N104">
      <style:text-properties fo:font-style="normal" style:text-underline-style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in" fo:page-height="8.5in" style:num-format="1" style:print-orientation="portrait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00:00:01.682858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O'Keeffe</meta:initial-creator>
    <meta:creation-date>2014-04-17T19:58:22.524484961</meta:creation-date>
    <dc:date>2014-04-23T16:37:45.388000000</dc:date>
    <meta:editing-duration>PT49M44S</meta:editing-duration>
    <meta:editing-cycles>13</meta:editing-cycles>
    <meta:generator>LibreOffice/4.1.1.2$Windows_x86 LibreOffice_project/7e4286b58adc75a14f6d83f53a03b6c11fa2903</meta:generator>
    <meta:document-statistic meta:table-count="1" meta:cell-count="862" meta:object-count="0"/>
  </office:meta>
</office:document-meta>
</file>